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color="#000080"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bold"/>
    </style:style>
    <style:style style:name="P10" style:family="paragraph" style:parent-style-name="Standard">
      <style:paragraph-properties fo:text-align="justify" style:justify-single-word="false"/>
      <style:text-properties fo:font-size="8pt" fo:font-weight="normal" style:font-size-asian="8pt" style:font-weight-asian="normal" style:font-size-complex="8pt" style:font-weight-complex="normal"/>
    </style:style>
    <style:style style:name="P11" style:family="paragraph" style:parent-style-name="Standard">
      <style:paragraph-properties fo:text-align="justify" style:justify-single-word="false"/>
      <style:text-properties style:font-name="Times New Roman1" fo:font-weight="normal" style:font-weight-asian="normal" style:font-weight-complex="bold"/>
    </style:style>
    <style:style style:name="P12" style:family="paragraph" style:parent-style-name="Standard">
      <style:paragraph-properties fo:text-align="justify" style:justify-single-word="false">
        <style:tab-stops/>
      </style:paragraph-properties>
      <style:text-properties style:font-name="Times New Roman1" fo:font-weight="normal" style:font-weight-asian="normal" style:font-weight-complex="bold"/>
    </style:style>
    <style:style style:name="P13" style:family="paragraph" style:parent-style-name="Standard" style:list-style-name="L4">
      <style:paragraph-properties fo:text-align="justify" style:justify-single-word="false">
        <style:tab-stops/>
      </style:paragraph-properties>
      <style:text-properties style:font-name="Times New Roman1" fo:font-weight="normal" style:font-weight-asian="normal" style:font-weight-complex="bold"/>
    </style:style>
    <style:style style:name="P14" style:family="paragraph" style:parent-style-name="Standard">
      <style:paragraph-properties fo:text-align="center" style:justify-single-word="false"/>
      <style:text-properties style:font-name="Times New Roman1" fo:font-weight="normal" style:font-weight-asian="normal" style:font-weight-complex="bold"/>
    </style:style>
    <style:style style:name="P15" style:family="paragraph" style:parent-style-name="Standard">
      <style:paragraph-properties fo:text-align="justify" style:justify-single-word="false">
        <style:tab-stops/>
      </style:paragraph-properties>
      <style:text-properties style:font-name="Times New Roman1" fo:font-weight="normal" style:font-weight-asian="normal" style:font-weight-complex="normal"/>
    </style:style>
    <style:style style:name="P16" style:family="paragraph" style:parent-style-name="Standard">
      <style:paragraph-properties fo:text-align="justify" style:justify-single-word="false"/>
      <style:text-properties style:font-name="Times New Roman1" fo:font-size="12pt" fo:font-weight="normal" style:font-size-asian="12pt" style:font-weight-asian="normal" style:font-size-complex="12pt" style:font-weight-complex="bold"/>
    </style:style>
    <style:style style:name="P17" style:family="paragraph" style:parent-style-name="Standard">
      <style:paragraph-properties fo:text-align="justify" style:justify-single-word="false">
        <style:tab-stops/>
      </style:paragraph-properties>
      <style:text-properties style:font-name="Times New Roman1" fo:font-size="6pt" fo:font-weight="normal" style:font-size-asian="6pt" style:font-weight-asian="normal" style:font-size-complex="6pt" style:font-weight-complex="bold"/>
    </style:style>
    <style:style style:name="P18" style:family="paragraph" style:parent-style-name="Standard">
      <style:paragraph-properties fo:text-align="justify" style:justify-single-word="false">
        <style:tab-stops/>
      </style:paragraph-properties>
      <style:text-properties style:font-name="Times New Roman1" fo:font-size="6pt" fo:font-weight="normal" style:font-size-asian="6pt" style:font-weight-asian="normal" style:font-size-complex="6pt" style:font-weight-complex="normal"/>
    </style:style>
    <style:style style:name="P19" style:family="paragraph" style:parent-style-name="Standard">
      <style:paragraph-properties fo:text-align="center" style:justify-single-word="false">
        <style:tab-stops/>
      </style:paragraph-properties>
      <style:text-properties style:font-name="Times New Roman1" fo:font-weight="bold" style:font-weight-asian="bold" style:font-weight-complex="bold"/>
    </style:style>
    <style:style style:name="P20" style:family="paragraph" style:parent-style-name="Standard">
      <style:text-properties fo:color="#808080"/>
    </style:style>
    <style:style style:name="P21" style:family="paragraph" style:parent-style-name="Standard">
      <style:paragraph-properties fo:text-align="justify" style:justify-single-word="false">
        <style:tab-stops/>
      </style:paragraph-properties>
      <style:text-properties fo:color="#808080" style:font-name="Comic Sans MS" fo:font-weight="normal" style:font-weight-asian="normal" style:font-weight-complex="bold"/>
    </style:style>
    <style:style style:name="P22" style:family="paragraph" style:parent-style-name="Standard" style:list-style-name="L2">
      <style:paragraph-properties fo:margin-left="0.5in" fo:margin-right="0.4264in" fo:text-align="justify" style:justify-single-word="false" fo:text-indent="-0.2555in" style:auto-text-indent="false">
        <style:tab-stops/>
      </style:paragraph-properties>
    </style:style>
    <style:style style:name="P23" style:family="paragraph" style:parent-style-name="Standard" style:list-style-name="L3">
      <style:paragraph-properties fo:margin-left="0.5in" fo:margin-right="0.4264in" fo:text-align="justify" style:justify-single-word="false" fo:text-indent="-0.2555in" style:auto-text-indent="false">
        <style:tab-stops/>
      </style:paragraph-properties>
    </style:style>
    <style:style style:name="P24" style:family="paragraph" style:parent-style-name="Standard" style:list-style-name="L1">
      <style:paragraph-properties fo:margin-left="0.5in" fo:margin-right="0.4264in" fo:text-align="justify" style:justify-single-word="false" fo:text-indent="-0.2555in" style:auto-text-indent="false">
        <style:tab-stops/>
      </style:paragraph-properties>
      <style:text-properties fo:font-weight="normal" style:font-weight-asian="normal" style:font-weight-complex="bold"/>
    </style:style>
    <style:style style:name="P25" style:family="paragraph" style:parent-style-name="Standard" style:list-style-name="L1">
      <style:paragraph-properties fo:margin-left="0.5in" fo:margin-right="0.4264in" fo:text-align="justify" style:justify-single-word="false" fo:text-indent="-0.2555in" style:auto-text-indent="false">
        <style:tab-stops/>
      </style:paragraph-properties>
      <style:text-properties fo:font-size="8pt" fo:font-weight="normal" style:font-size-asian="8pt" style:font-weight-asian="normal" style:font-size-complex="8pt" style:font-weight-complex="bold"/>
    </style:style>
    <style:style style:name="P26" style:family="paragraph" style:parent-style-name="Standard" style:list-style-name="L2">
      <style:paragraph-properties fo:margin-left="0.5in" fo:margin-right="0.4264in" fo:text-align="justify" style:justify-single-word="false" fo:text-indent="-0.255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27" style:family="paragraph" style:parent-style-name="Standard" style:list-style-name="L3">
      <style:paragraph-properties fo:margin-left="0.5in" fo:margin-right="0.4264in" fo:text-align="justify" style:justify-single-word="false" fo:text-indent="-0.255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28" style:family="paragraph" style:parent-style-name="Standard" style:list-style-name="L2">
      <style:paragraph-properties fo:margin-left="0.5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29" style:family="paragraph" style:parent-style-name="Standard" style:list-style-name="L3">
      <style:paragraph-properties fo:margin-left="0.5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30" style:family="paragraph" style:parent-style-name="Standard" style:list-style-name="L3">
      <style:paragraph-properties fo:margin-left="0in" fo:margin-right="0.4264in" fo:text-align="center" style:justify-single-word="false" fo:text-indent="0in" style:auto-text-indent="false">
        <style:tab-stops/>
      </style:paragraph-properties>
      <style:text-properties style:font-name="Times New Roman1" fo:font-weight="normal" style:font-weight-asian="normal" style:font-weight-complex="bold"/>
    </style:style>
    <style:style style:name="P31" style:family="paragraph" style:parent-style-name="Standard">
      <style:paragraph-properties fo:margin-left="0in" fo:margin-right="0.4264in" fo:text-align="justify" style:justify-single-word="false" fo:text-indent="0in" style:auto-text-indent="false">
        <style:tab-stops/>
      </style:paragraph-properties>
      <style:text-properties style:font-name="Times New Roman1" fo:font-weight="normal" style:font-weight-asian="normal" style:font-weight-complex="bold"/>
    </style:style>
    <style:style style:name="P32" style:family="paragraph" style:parent-style-name="Standard" style:list-style-name="L3">
      <style:paragraph-properties fo:margin-left="0in" fo:margin-right="0.4264in" fo:text-align="start"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33" style:family="paragraph" style:parent-style-name="Standard">
      <style:paragraph-properties fo:margin-left="0in" fo:margin-right="0.426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34" style:family="paragraph" style:parent-style-name="Standard" style:list-style-name="L4">
      <style:paragraph-properties fo:margin-left="0in" fo:margin-right="0.426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35" style:family="paragraph" style:parent-style-name="Standard" style:list-style-name="L6">
      <style:paragraph-properties fo:margin-left="0in" fo:margin-right="0.426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36" style:family="paragraph" style:parent-style-name="Standard" style:list-style-name="L7">
      <style:paragraph-properties fo:margin-left="0in" fo:margin-right="0.426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37" style:family="paragraph" style:parent-style-name="Standard" style:list-style-name="L8">
      <style:paragraph-properties fo:margin-left="0in" fo:margin-right="0.426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38" style:family="paragraph" style:parent-style-name="Standard">
      <style:paragraph-properties fo:margin-left="0in" fo:margin-right="0.4264in" fo:text-align="justify" style:justify-single-word="false" fo:text-indent="0in" style:auto-text-indent="false">
        <style:tab-stops/>
      </style:paragraph-properties>
      <style:text-properties style:font-name="Times New Roman1" fo:font-size="6pt" fo:font-weight="bold" style:font-size-asian="6pt" style:font-weight-asian="bold" style:font-size-complex="6pt" style:font-weight-complex="bold"/>
    </style:style>
    <style:style style:name="P39" style:family="paragraph" style:parent-style-name="Standard">
      <style:paragraph-properties fo:margin-left="0in" fo:margin-right="0.4264in" fo:text-align="justify" style:justify-single-word="false" fo:text-indent="0in" style:auto-text-indent="false">
        <style:tab-stops/>
      </style:paragraph-properties>
      <style:text-properties style:font-name="Times New Roman1" fo:font-size="12pt" fo:font-weight="bold" style:font-size-asian="12pt" style:font-weight-asian="bold" style:font-size-complex="12pt" style:font-weight-complex="bold"/>
    </style:style>
    <style:style style:name="P40" style:family="paragraph" style:parent-style-name="Standard" style:list-style-name="L3">
      <style:paragraph-properties fo:margin-left="0in" fo:margin-right="0.4264in" fo:text-align="start" style:justify-single-word="false" fo:text-indent="0in" style:auto-text-indent="false">
        <style:tab-stops/>
      </style:paragraph-properties>
      <style:text-properties fo:font-size="12pt" style:font-size-asian="12pt" style:font-size-complex="12pt"/>
    </style:style>
    <style:style style:name="P41" style:family="paragraph" style:parent-style-name="Standard" style:list-style-name="L4">
      <style:paragraph-properties fo:margin-left="0.511in" fo:margin-right="0.4264in" fo:text-align="justify" style:justify-single-word="false" fo:text-indent="-0.2654in" style:auto-text-indent="false">
        <style:tab-stops/>
      </style:paragraph-properties>
    </style:style>
    <style:style style:name="P42" style:family="paragraph" style:parent-style-name="Standard" style:list-style-name="L4">
      <style:paragraph-properties fo:margin-left="0.502in" fo:margin-right="0.4264in" fo:text-align="justify" style:justify-single-word="false" fo:text-indent="-0.2654in" style:auto-text-indent="false">
        <style:tab-stops/>
      </style:paragraph-properties>
    </style:style>
    <style:style style:name="P43" style:family="paragraph" style:parent-style-name="Standard" style:list-style-name="L5">
      <style:paragraph-properties fo:margin-left="0.502in" fo:margin-right="0.4264in" fo:text-align="justify" style:justify-single-word="false" fo:text-indent="-0.2654in" style:auto-text-indent="false">
        <style:tab-stops/>
      </style:paragraph-properties>
      <style:text-properties style:font-name="Times New Roman1" fo:font-weight="normal" style:font-weight-asian="normal" style:font-weight-complex="bold"/>
    </style:style>
    <style:style style:name="P44" style:family="paragraph" style:parent-style-name="Standard" style:list-style-name="L4">
      <style:paragraph-properties fo:margin-left="0.502in" fo:margin-right="0.4264in" fo:text-align="justify" style:justify-single-word="false" fo:text-indent="-0.2555in" style:auto-text-indent="false">
        <style:tab-stops/>
      </style:paragraph-properties>
    </style:style>
    <style:style style:name="P45" style:family="paragraph" style:parent-style-name="Standard" style:list-style-name="L4">
      <style:paragraph-properties fo:margin-left="0.502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46" style:family="paragraph" style:parent-style-name="Standard" style:list-style-name="L5">
      <style:paragraph-properties fo:margin-left="0.502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47" style:family="paragraph" style:parent-style-name="Standard" style:list-style-name="L6">
      <style:paragraph-properties fo:margin-left="0.502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48" style:family="paragraph" style:parent-style-name="Standard" style:list-style-name="L7">
      <style:paragraph-properties fo:margin-left="0.502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49" style:family="paragraph" style:parent-style-name="Standard" style:list-style-name="L8">
      <style:paragraph-properties fo:margin-left="0.502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50" style:family="paragraph" style:parent-style-name="Standard" style:list-style-name="L5">
      <style:paragraph-properties fo:margin-left="0.502in" fo:margin-right="0.4264in" fo:text-align="justify" style:justify-single-word="false" fo:text-indent="-0.255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51" style:family="paragraph" style:parent-style-name="Standard" style:list-style-name="L7">
      <style:paragraph-properties fo:margin-left="0.502in" fo:margin-right="0.4264in" fo:text-align="justify" style:justify-single-word="false" fo:text-indent="-0.255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52" style:family="paragraph" style:parent-style-name="Standard" style:list-style-name="L4">
      <style:paragraph-properties fo:margin-left="0.502in" fo:margin-right="0.4264in" fo:text-align="justify" style:justify-single-word="false" fo:text-indent="-0.2465in" style:auto-text-indent="false">
        <style:tab-stops/>
      </style:paragraph-properties>
    </style:style>
    <style:style style:name="P53" style:family="paragraph" style:parent-style-name="Standard" style:list-style-name="L6">
      <style:paragraph-properties fo:margin-left="0.502in" fo:margin-right="0.426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54" style:family="paragraph" style:parent-style-name="Standard" style:list-style-name="L7">
      <style:paragraph-properties fo:margin-left="0.502in" fo:margin-right="0.426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55" style:family="paragraph" style:parent-style-name="Standard" style:list-style-name="L4">
      <style:paragraph-properties fo:margin-left="0.4925in" fo:margin-right="0.4264in" fo:text-align="justify" style:justify-single-word="false" fo:text-indent="-0.2366in" style:auto-text-indent="false">
        <style:tab-stops>
          <style:tab-stop style:position="5.5866in"/>
        </style:tab-stops>
      </style:paragraph-properties>
    </style:style>
    <style:style style:name="P56" style:family="paragraph" style:parent-style-name="Standard" style:list-style-name="L4">
      <style:paragraph-properties fo:margin-left="0.4925in" fo:margin-right="0.4264in" fo:text-align="justify" style:justify-single-word="false" fo:text-indent="-0.2366in" style:auto-text-indent="false">
        <style:tab-stops/>
      </style:paragraph-properties>
    </style:style>
    <style:style style:name="P57" style:family="paragraph" style:parent-style-name="Standard" style:list-style-name="L4">
      <style:paragraph-properties fo:margin-left="0.4925in" fo:margin-right="0.4264in" fo:text-align="justify" style:justify-single-word="false" fo:text-indent="-0.2366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58" style:family="paragraph" style:parent-style-name="Standard" style:list-style-name="L4">
      <style:paragraph-properties fo:margin-left="0.4925in" fo:margin-right="0.4264in" fo:text-align="start" style:justify-single-word="false" fo:text-indent="-0.2366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59" style:family="paragraph" style:parent-style-name="Standard" style:list-style-name="L4">
      <style:paragraph-properties fo:margin-left="0.4925in" fo:margin-right="0.4264in" fo:text-align="justify" style:justify-single-word="false" fo:text-indent="-0.2366in" style:auto-text-indent="false">
        <style:tab-stops/>
      </style:paragraph-properties>
      <style:text-properties style:font-name="Times New Roman1" fo:font-weight="normal" style:font-weight-asian="normal" style:font-weight-complex="bold"/>
    </style:style>
    <style:style style:name="P60" style:family="paragraph" style:parent-style-name="Standard">
      <style:paragraph-properties fo:margin-left="0.4925in" fo:margin-right="0.4264in" fo:text-align="center" style:justify-single-word="false" fo:text-indent="-0.2366in" style:auto-text-indent="false">
        <style:tab-stops/>
      </style:paragraph-properties>
      <style:text-properties style:font-name="Times New Roman1" fo:font-weight="normal" style:font-weight-asian="normal" style:font-weight-complex="bold"/>
    </style:style>
    <style:style style:name="P61" style:family="paragraph" style:parent-style-name="Standard" style:list-style-name="L4">
      <style:paragraph-properties fo:margin-left="0.4925in" fo:margin-right="0.4264in" fo:text-align="center" style:justify-single-word="false" fo:text-indent="-0.2366in" style:auto-text-indent="false">
        <style:tab-stops/>
      </style:paragraph-properties>
      <style:text-properties style:font-name="Times New Roman1" fo:font-weight="normal" style:font-weight-asian="normal" style:font-weight-complex="bold"/>
    </style:style>
    <style:style style:name="P62" style:family="paragraph" style:parent-style-name="Standard" style:list-style-name="L4">
      <style:paragraph-properties fo:margin-left="0.2555in" fo:margin-right="0.4264in" fo:text-align="justify" style:justify-single-word="false" fo:text-indent="0in" style:auto-text-indent="false">
        <style:tab-stops/>
      </style:paragraph-properties>
      <style:text-properties fo:font-size="6pt" style:font-size-asian="6pt" style:font-size-complex="6pt"/>
    </style:style>
    <style:style style:name="P63" style:family="paragraph" style:parent-style-name="Standard">
      <style:paragraph-properties fo:margin-left="0in" fo:margin-right="0in" fo:text-align="justify" style:justify-single-word="false" fo:text-indent="0in" style:auto-text-indent="false">
        <style:tab-stops/>
      </style:paragraph-properties>
      <style:text-properties style:font-name="Times New Roman1" fo:font-weight="normal" style:font-weight-asian="normal" style:font-weight-complex="bold"/>
    </style:style>
    <style:style style:name="P64" style:family="paragraph" style:parent-style-name="Standard" style:list-style-name="L7">
      <style:paragraph-properties fo:margin-left="0.4925in" fo:margin-right="0.4264in" fo:text-align="justify" style:justify-single-word="false" fo:text-indent="-0.2465in" style:auto-text-indent="false">
        <style:tab-stops/>
      </style:paragraph-properties>
    </style:style>
    <style:style style:name="P65" style:family="paragraph" style:parent-style-name="Standard" style:list-style-name="L5">
      <style:paragraph-properties fo:margin-left="0.4925in" fo:margin-right="0.426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66" style:family="paragraph" style:parent-style-name="Standard" style:list-style-name="L8">
      <style:paragraph-properties fo:margin-left="0.4925in" fo:margin-right="0.426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67" style:family="paragraph" style:parent-style-name="Standard" style:list-style-name="L5">
      <style:paragraph-properties fo:margin-left="0.4925in" fo:margin-right="0.4264in" fo:text-align="justify" style:justify-single-word="false" fo:text-indent="-0.246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68" style:family="paragraph" style:parent-style-name="Standard" style:list-style-name="L6">
      <style:paragraph-properties fo:margin-left="0.4925in" fo:margin-right="0.426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69" style:family="paragraph" style:parent-style-name="Standard" style:list-style-name="L8">
      <style:paragraph-properties fo:margin-left="0.5in" fo:margin-right="0.4165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70" style:family="paragraph" style:parent-style-name="Standard" style:list-style-name="L8">
      <style:paragraph-properties fo:margin-left="0.5in" fo:margin-right="0.4165in" fo:text-align="justify" style:justify-single-word="false" fo:text-indent="-0.255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71" style:family="paragraph" style:parent-style-name="Standard" style:list-style-name="L8">
      <style:paragraph-properties fo:margin-left="0.502in" fo:margin-right="0.4354in" fo:text-align="justify" style:justify-single-word="false" fo:text-indent="-0.2555in" style:auto-text-indent="false">
        <style:tab-stops/>
      </style:paragraph-properties>
    </style:style>
    <style:style style:name="P72" style:family="paragraph" style:parent-style-name="Standard" style:list-style-name="L10">
      <style:paragraph-properties fo:margin-left="0.502in" fo:margin-right="0.4354in" fo:text-align="justify" style:justify-single-word="false" fo:text-indent="-0.2555in" style:auto-text-indent="false">
        <style:tab-stops/>
      </style:paragraph-properties>
    </style:style>
    <style:style style:name="P73" style:family="paragraph" style:parent-style-name="Standard" style:list-style-name="L8">
      <style:paragraph-properties fo:margin-left="0.502in" fo:margin-right="0.435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74" style:family="paragraph" style:parent-style-name="Standard" style:list-style-name="L9">
      <style:paragraph-properties fo:margin-left="0.502in" fo:margin-right="0.435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75" style:family="paragraph" style:parent-style-name="Standard" style:list-style-name="L10">
      <style:paragraph-properties fo:margin-left="0.502in" fo:margin-right="0.435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76" style:family="paragraph" style:parent-style-name="Standard" style:list-style-name="L11">
      <style:paragraph-properties fo:margin-left="0.502in" fo:margin-right="0.435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77" style:family="paragraph" style:parent-style-name="Standard" style:list-style-name="L12">
      <style:paragraph-properties fo:margin-left="0.502in" fo:margin-right="0.435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78" style:family="paragraph" style:parent-style-name="Standard" style:list-style-name="L13">
      <style:paragraph-properties fo:margin-left="0.502in" fo:margin-right="0.435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79" style:family="paragraph" style:parent-style-name="Standard" style:list-style-name="L13">
      <style:paragraph-properties fo:margin-left="0.502in" fo:margin-right="0.4354in" fo:text-align="justify" style:justify-single-word="false" fo:text-indent="-0.2555in" style:auto-text-indent="false">
        <style:tab-stops/>
      </style:paragraph-properties>
      <style:text-properties style:font-name="Times New Roman1" fo:font-weight="normal" style:font-weight-asian="normal" style:font-weight-complex="bold"/>
    </style:style>
    <style:style style:name="P80" style:family="paragraph" style:parent-style-name="Standard">
      <style:paragraph-properties fo:margin-left="0in" fo:margin-right="0.435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81" style:family="paragraph" style:parent-style-name="Standard" style:list-style-name="L8">
      <style:paragraph-properties fo:margin-left="0in" fo:margin-right="0.435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82" style:family="paragraph" style:parent-style-name="Standard" style:list-style-name="L9">
      <style:paragraph-properties fo:margin-left="0in" fo:margin-right="0.435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83" style:family="paragraph" style:parent-style-name="Standard" style:list-style-name="L10">
      <style:paragraph-properties fo:margin-left="0in" fo:margin-right="0.435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84" style:family="paragraph" style:parent-style-name="Standard" style:list-style-name="L11">
      <style:paragraph-properties fo:margin-left="0in" fo:margin-right="0.435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85" style:family="paragraph" style:parent-style-name="Standard" style:list-style-name="L12">
      <style:paragraph-properties fo:margin-left="0in" fo:margin-right="0.435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86" style:family="paragraph" style:parent-style-name="Standard" style:list-style-name="L13">
      <style:paragraph-properties fo:margin-left="0in" fo:margin-right="0.4354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87" style:family="paragraph" style:parent-style-name="Standard">
      <style:paragraph-properties fo:margin-left="0in" fo:margin-right="0.4354in" fo:text-align="justify" style:justify-single-word="false" fo:text-indent="0in" style:auto-text-indent="false">
        <style:tab-stops/>
      </style:paragraph-properties>
      <style:text-properties style:font-name="Times New Roman1" fo:font-weight="bold" style:font-weight-asian="bold" style:font-weight-complex="bold"/>
    </style:style>
    <style:style style:name="P88" style:family="paragraph" style:parent-style-name="Standard" style:list-style-name="L8">
      <style:paragraph-properties fo:margin-left="0in" fo:margin-right="0.4354in" fo:text-align="justify" style:justify-single-word="false" fo:text-indent="0in" style:auto-text-indent="false">
        <style:tab-stops/>
      </style:paragraph-properties>
      <style:text-properties style:font-name="Times New Roman1" fo:font-weight="bold" style:font-weight-asian="bold" style:font-weight-complex="bold"/>
    </style:style>
    <style:style style:name="P89" style:family="paragraph" style:parent-style-name="Standard">
      <style:paragraph-properties fo:margin-left="0in" fo:margin-right="0.4354in" fo:text-align="justify" style:justify-single-word="false" fo:text-indent="0in" style:auto-text-indent="false">
        <style:tab-stops/>
      </style:paragraph-properties>
      <style:text-properties style:font-name="Times New Roman1" fo:font-weight="normal" style:font-weight-asian="normal" style:font-weight-complex="bold"/>
    </style:style>
    <style:style style:name="P90" style:family="paragraph" style:parent-style-name="Standard" style:list-style-name="L11">
      <style:paragraph-properties fo:margin-left="0in" fo:margin-right="0.4354in" fo:text-align="justify" style:justify-single-word="false" fo:text-indent="0in" style:auto-text-indent="false">
        <style:tab-stops/>
      </style:paragraph-properties>
      <style:text-properties style:font-name="Times New Roman1" fo:font-weight="normal" style:font-weight-asian="normal" style:font-weight-complex="bold"/>
    </style:style>
    <style:style style:name="P91" style:family="paragraph" style:parent-style-name="Standard" style:list-style-name="L10">
      <style:paragraph-properties fo:margin-left="0.502in" fo:margin-right="0.4354in" fo:text-align="justify" style:justify-single-word="false" fo:text-indent="-0.2465in" style:auto-text-indent="false">
        <style:tab-stops/>
      </style:paragraph-properties>
    </style:style>
    <style:style style:name="P92" style:family="paragraph" style:parent-style-name="Standard" style:list-style-name="L8">
      <style:paragraph-properties fo:margin-left="0.502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93" style:family="paragraph" style:parent-style-name="Standard" style:list-style-name="L9">
      <style:paragraph-properties fo:margin-left="0.502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94" style:family="paragraph" style:parent-style-name="Standard" style:list-style-name="L10">
      <style:paragraph-properties fo:margin-left="0.502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95" style:family="paragraph" style:parent-style-name="Standard" style:list-style-name="L11">
      <style:paragraph-properties fo:margin-left="0.502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96" style:family="paragraph" style:parent-style-name="Standard" style:list-style-name="L12">
      <style:paragraph-properties fo:margin-left="0.502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97" style:family="paragraph" style:parent-style-name="Standard" style:list-style-name="L13">
      <style:paragraph-properties fo:margin-left="0.502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98" style:family="paragraph" style:parent-style-name="Standard" style:list-style-name="L13">
      <style:paragraph-properties fo:margin-left="0.502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99" style:family="paragraph" style:parent-style-name="Standard" style:list-style-name="L11">
      <style:paragraph-properties fo:margin-left="0.502in" fo:margin-right="0.4354in" fo:text-align="justify" style:justify-single-word="false" fo:text-indent="-0.246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100" style:family="paragraph" style:parent-style-name="Standard" style:list-style-name="L13">
      <style:paragraph-properties fo:margin-left="0.502in" fo:margin-right="0.4354in" fo:text-align="justify" style:justify-single-word="false" fo:text-indent="-0.2465in" style:auto-text-indent="false">
        <style:tab-stops/>
      </style:paragraph-properties>
      <style:text-properties style:font-name="Times New Roman1" fo:font-size="6pt" fo:font-weight="normal" style:font-size-asian="6pt" style:font-weight-asian="normal" style:font-size-complex="6pt" style:font-weight-complex="bold"/>
    </style:style>
    <style:style style:name="P101" style:family="paragraph" style:parent-style-name="Standard" style:list-style-name="L8">
      <style:paragraph-properties fo:margin-left="0.502in" fo:margin-right="0.4354in" fo:text-align="justify" style:justify-single-word="false" fo:text-indent="-0.2654in" style:auto-text-indent="false">
        <style:tab-stops/>
      </style:paragraph-properties>
    </style:style>
    <style:style style:name="P102" style:family="paragraph" style:parent-style-name="Standard" style:list-style-name="L9">
      <style:paragraph-properties fo:margin-left="0.502in" fo:margin-right="0.4354in" fo:text-align="justify" style:justify-single-word="false" fo:text-indent="-0.2654in" style:auto-text-indent="false">
        <style:tab-stops/>
      </style:paragraph-properties>
      <style:text-properties style:font-name="Times New Roman1" fo:font-weight="normal" style:font-weight-asian="normal" style:font-weight-complex="bold"/>
    </style:style>
    <style:style style:name="P103" style:family="paragraph" style:parent-style-name="Standard" style:list-style-name="L10">
      <style:paragraph-properties fo:margin-left="0.502in" fo:margin-right="0.4354in" fo:text-align="justify" style:justify-single-word="false" fo:text-indent="-0.2366in" style:auto-text-indent="false">
        <style:tab-stops/>
      </style:paragraph-properties>
      <style:text-properties style:font-name="Times New Roman1" fo:font-weight="normal" style:font-weight-asian="normal" style:font-weight-complex="bold"/>
    </style:style>
    <style:style style:name="P104" style:family="paragraph" style:parent-style-name="Standard" style:list-style-name="L11">
      <style:paragraph-properties fo:margin-left="0.4925in" fo:margin-right="0.4354in" fo:text-align="justify" style:justify-single-word="false" fo:text-indent="-0.2465in" style:auto-text-indent="false">
        <style:tab-stops/>
      </style:paragraph-properties>
      <style:text-properties style:font-name="Times New Roman1" fo:font-weight="normal" style:font-weight-asian="normal" style:font-weight-complex="bold"/>
    </style:style>
    <style:style style:name="P105" style:family="paragraph" style:parent-style-name="Standard">
      <style:paragraph-properties fo:margin-left="0in" fo:margin-right="0.4165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normal"/>
    </style:style>
    <style:style style:name="P106" style:family="paragraph" style:parent-style-name="Standard" style:list-style-name="L14">
      <style:paragraph-properties fo:margin-left="0in" fo:margin-right="0.4165in" fo:text-align="justify" style:justify-single-word="false" fo:text-indent="0in" style:auto-text-indent="false">
        <style:tab-stops/>
      </style:paragraph-properties>
      <style:text-properties style:font-name="Times New Roman1" fo:font-size="6pt" fo:font-weight="normal" style:font-size-asian="6pt" style:font-weight-asian="normal" style:font-size-complex="6pt" style:font-weight-complex="normal"/>
    </style:style>
    <style:style style:name="P107" style:family="paragraph" style:parent-style-name="Standard" style:list-style-name="L14">
      <style:paragraph-properties fo:margin-left="0.502in" fo:margin-right="0.4165in" fo:text-align="justify" style:justify-single-word="false" fo:text-indent="-0.2465in" style:auto-text-indent="false">
        <style:tab-stops/>
      </style:paragraph-properties>
      <style:text-properties style:font-name="Times New Roman1" fo:font-weight="normal" style:font-weight-asian="normal" style:font-weight-complex="normal"/>
    </style:style>
    <style:style style:name="P108" style:family="paragraph" style:parent-style-name="Standard" style:list-style-name="L14">
      <style:paragraph-properties fo:margin-left="0.502in" fo:margin-right="0.4165in" fo:text-align="justify" style:justify-single-word="false" fo:text-indent="-0.2654in" style:auto-text-indent="false">
        <style:tab-stops/>
      </style:paragraph-properties>
      <style:text-properties style:font-name="Times New Roman1" fo:font-weight="normal" style:font-weight-asian="normal" style:font-weight-complex="normal"/>
    </style:style>
    <style:style style:name="P109" style:family="paragraph" style:parent-style-name="Standard" style:list-style-name="L14">
      <style:paragraph-properties fo:margin-left="0.502in" fo:margin-right="0.4165in" fo:text-align="justify" style:justify-single-word="false" fo:text-indent="-0.2555in" style:auto-text-indent="false">
        <style:tab-stops/>
      </style:paragraph-properties>
      <style:text-properties style:font-name="Times New Roman1" fo:font-weight="normal" style:font-weight-asian="normal" style:font-weight-complex="normal"/>
    </style:style>
    <style:style style:name="P110" style:family="paragraph" style:parent-style-name="Standard">
      <style:paragraph-properties fo:margin-left="0.502in" fo:margin-right="0in" fo:text-align="justify" style:justify-single-word="false" fo:text-indent="0in" style:auto-text-indent="false">
        <style:tab-stops/>
      </style:paragraph-properties>
      <style:text-properties style:font-name="Times New Roman1" fo:font-weight="normal" style:font-weight-asian="normal" style:font-weight-complex="normal"/>
    </style:style>
    <style:style style:name="P111" style:family="paragraph" style:parent-style-name="Standard">
      <style:paragraph-properties fo:margin-left="0.502in" fo:margin-right="0in" fo:text-align="justify" style:justify-single-word="false" fo:text-indent="0in" style:auto-text-indent="false">
        <style:tab-stops/>
      </style:paragraph-properties>
      <style:text-properties style:font-name="Comic Sans MS" fo:font-weight="normal" style:font-weight-asian="normal" style:font-weight-complex="normal"/>
    </style:style>
    <style:style style:name="P112" style:family="paragraph" style:parent-style-name="Standard">
      <style:paragraph-properties fo:margin-left="0.502in" fo:margin-right="0in" fo:text-align="justify" style:justify-single-word="false" fo:text-indent="0in" style:auto-text-indent="false">
        <style:tab-stops/>
      </style:paragraph-properties>
      <style:text-properties fo:color="#808080" style:font-name="Times New Roman1"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bold"/>
    </style:style>
    <style:style style:name="T3" style:family="text">
      <style:text-properties style:font-name="Times New Roman1"/>
    </style:style>
    <style:style style:name="T4" style:family="text">
      <style:text-properties style:font-name="Times New Roman1" fo:font-weight="normal" style:font-weight-asian="normal" style:font-weight-complex="bold"/>
    </style:style>
    <style:style style:name="T5" style:family="text">
      <style:text-properties style:font-name="Times New Roman1" fo:font-weight="bold" style:font-weight-asian="bold" style:font-weight-complex="bold"/>
    </style:style>
    <style:style style:name="T6" style:family="text">
      <style:text-properties style:font-name="Times New Roman1" style:text-underline-style="solid" style:text-underline-width="auto" style:text-underline-color="font-color" fo:font-weight="normal" style:font-weight-asian="normal" style:font-weight-complex="bold"/>
    </style:style>
    <style:style style:name="T7" style:family="text">
      <style:text-properties style:font-name="Times New Roman1" style:text-underline-style="solid" style:text-underline-width="auto" style:text-underline-color="font-color" fo:font-weight="bold" style:font-weight-asian="bold" style:font-weight-complex="bold"/>
    </style:style>
    <style:style style:name="T8" style:family="text">
      <style:text-properties style:font-name="Times New Roman1"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style:font-name="Times New Roman1" fo:font-size="12pt" fo:font-weight="normal" style:font-size-asian="12pt" style:font-weight-asian="normal" style:font-size-complex="12pt" style:font-weight-complex="bold"/>
    </style:style>
    <style:style style:name="T10" style:family="text">
      <style:text-properties style:font-name="Times New Roman"/>
    </style:style>
    <style:style style:name="T11" style:family="text">
      <style:text-properties fo:color="#000080"/>
    </style:style>
    <style:style style:name="T12" style:family="text">
      <style:text-properties fo:color="#000080" fo:font-weight="normal" style:font-weight-asian="normal" style:font-weight-complex="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0047ff"/>
    </style:style>
    <style:style style:name="T16" style:family="text">
      <style:text-properties fo:color="#0047ff" fo:font-weight="normal" style:font-weight-asian="normal" style:font-weight-complex="bold"/>
    </style:style>
    <style:style style:name="T17" style:family="text">
      <style:text-properties fo:color="#0047ff" fo:font-weight="bold" style:font-weight-asian="bold"/>
    </style:style>
    <style:style style:name="T18" style:family="text">
      <style:text-properties fo:color="#0047ff" fo:font-weight="bold" style:font-weight-asian="bold" style:font-weight-complex="bold"/>
    </style:style>
    <style:style style:name="T19" style:family="text">
      <style:text-properties fo:color="#0047ff" style:font-name="Times New Roman1"/>
    </style:style>
    <style:style style:name="T20" style:family="text">
      <style:text-properties fo:color="#0047ff" style:font-name="Times New Roman1" fo:font-weight="normal" style:font-weight-asian="normal" style:font-weight-complex="bold"/>
    </style:style>
    <style:style style:name="T21" style:family="text">
      <style:text-properties fo:color="#0047ff" style:font-name="Times New Roman1" fo:font-weight="bold" style:font-weight-asian="bold" style:font-weight-complex="bold"/>
    </style:style>
    <style:style style:name="T22" style:family="text">
      <style:text-properties fo:color="#0047ff" style:font-name="Times New Roman1" fo:font-size="12pt" fo:font-weight="normal" style:font-size-asian="12pt" style:font-weight-asian="normal" style:font-size-complex="12pt" style:font-weight-complex="bold"/>
    </style:style>
    <style:style style:name="T23" style:family="text">
      <style:text-properties fo:color="#0047ff" style:text-position="super 58%" style:font-name="Times New Roman1" fo:font-size="12pt" fo:font-weight="normal" style:font-size-asian="12pt" style:font-weight-asian="normal" style:font-size-complex="12pt" style:font-weight-complex="bold"/>
    </style:style>
    <style:style style:name="T24" style:family="text">
      <style:text-properties fo:color="#0047ff" style:font-weight-complex="normal"/>
    </style:style>
    <style:style style:name="T25" style:family="text">
      <style:text-properties fo:color="#0047ff" style:font-name="Times New Roman1"/>
    </style:style>
    <style:style style:name="T26" style:family="text">
      <style:text-properties fo:color="#0047ff" style:font-name="Times New Roman"/>
    </style:style>
    <style:style style:name="T27" style:family="text">
      <style:text-properties fo:color="#b3b3b3"/>
    </style:style>
    <style:style style:name="T28" style:family="text">
      <style:text-properties style:text-position="0% 100%" style:font-name="Times New Roman1" fo:font-size="12pt" fo:font-weight="normal" style:font-size-asian="12pt" style:font-weight-asian="normal" style:font-size-complex="12pt" style:font-weight-complex="bold"/>
    </style:style>
    <style:style style:name="T29" style:family="text">
      <style:text-properties style:font-name="Times New Roman1"/>
    </style:style>
    <style:style style:name="T30" style:family="text">
      <style:text-properties fo:color="#808080"/>
    </style:style>
    <style:style style:name="T31" style:family="text">
      <style:text-properties style:text-underline-style="solid" style:text-underline-width="auto" style:text-underline-color="font-color"/>
    </style:style>
    <style:style style:name="T32"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0">Your Name<text:tab/></text:span><text:tab/><text:tab/><text:tab/><text:tab/><text:tab/><text:tab/><text:tab/><text:tab/><text:tab/>Date: __/__/__</text:p>
      <text:p text:style-name="P20">Your Address</text:p>
      <text:p text:style-name="P20">Your Town, ST ZIP</text:p>
      <text:p text:style-name="Standard"/>
      <text:p text:style-name="P20">Your Loan Sevicer</text:p>
      <text:p text:style-name="P20">Address of Loan Servicer</text:p>
      <text:p text:style-name="P20">Their City, ST ZIP</text:p>
      <text:p text:style-name="Standard"/>
      <text:p text:style-name="P1"/>
      <text:p text:style-name="P1">CERTIFIED MAIL # <text:span text:style-name="T27">XXXX <text:s/>XXXX <text:s/>XXXX <text:s/>XXXX <text:s/>XXXX</text:span></text:p>
      <text:p text:style-name="Standard"/>
      <text:p text:style-name="P1"/>
      <text:p text:style-name="P1">QUALIFIED WRITTEN REQUEST, COMPLAINT, DIPUTE OF DEBT</text:p>
      <text:p text:style-name="P3">-AND-</text:p>
      <text:p text:style-name="P1">VALIDATION OF DEBT LETTER, TILA REQUEST</text:p>
      <text:p text:style-name="P6"/>
      <text:p text:style-name="P2"/>
      <text:p text:style-name="P2">This letter constitutes a “Qualified Written Request” <text:span text:style-name="T11">pursuant</text:span> to the <text:span text:style-name="T15">Real Estate Settlement Procedures Act</text:span>, <text:span text:style-name="T15">12 USC </text:span><text:span text:style-name="T19">§</text:span><text:span text:style-name="T26"> </text:span><text:span text:style-name="T15">2605(e)</text:span>.</text:p>
      <text:p text:style-name="P6"/>
      <text:p text:style-name="P7"/>
      <text:p text:style-name="P7">Reference : Account # ____________</text:p>
      <text:p text:style-name="P7">(hereinafter the “subject loan” in regard to all questions and requests below).</text:p>
      <text:p text:style-name="P6"/>
      <text:p text:style-name="P6"/>
      <text:p text:style-name="P6">To Whom It May Concern:</text:p>
      <text:p text:style-name="P6"/>
      <text:p text:style-name="P7">I am writing to you to complain about the accounting and servicing of this mortgage and my need for understanding and clarification of various sale, transfer, funding source, legal and beneficial ownership, charges, credits, transactions, reversals, actions, payments, analyses and records related to the servicing of this account from its origination to the present date.</text:p>
      <text:p text:style-name="P7"/>
      <text:p text:style-name="P2"><text:span text:style-name="T1">To date, the documents and information I have, that you have sent me, and the conversations with your service representatives have been </text:span><text:span text:style-name="T12">unresponsive</text:span><text:span text:style-name="T1">, unproductive and have not answered my questions.</text:span></text:p>
      <text:p text:style-name="P7"/>
      <text:p text:style-name="P7">Needless to say, I am very concerned. With all the news lately regarding the stories of predatory lending, you have left me feeling that there is something you are trying to hide. I worry that potential fraudulent and deceptive practices by unscrupulous mortgage brokers; sales and transfers of mortgage servicing rights; deceptive and fraudulent servicing practices to enhance balance sheets; deceptive, abusive and fraudulent accounting tricks and practices may have also negatively affected any credit rating, mortgage account, and/or the debt or payments that I am currently, or may be legally obligated to.</text:p>
      <text:p text:style-name="P7"/>
      <text:p text:style-name="P7">I hereby demand first-hand evidence from you of the original certified (or uncertified) security regarding account # ____________. In the event that you do not supply me with the referenced security, it will be a positive confirmation on your part that you never really created and owned one.</text:p>
      <text:p text:style-name="P7"/>
      <text:p text:style-name="P7"/>
      <text:p text:style-name="P8">[1]</text:p>
      <text:p text:style-name="P7"><text:soft-page-break/>I also hereby demand that a chain of transfers from you, to wherever the security is now, be promptly sent to me as well. Absent the actual evidence of the security I have no choice but to dispute the validity of your lawful ownership, funding, entitlement right, and the current debt you say I owe. By debt, I am referring to the principal balance you claim I owe, the calculated monthly payment, calculated escrow payment and any fees claimed to be owed by you or any trust or entity you may service or sub-service for.</text:p>
      <text:p text:style-name="P7"/>
      <text:p text:style-name="P7">To independently validate this debt, I need to conduct a complete exam, audit, review and accounting of this mortgage account from its inception through the present date. Upon reeipt of this letter, please refrain from reporting any negative credit information (if any) to any credit-reporting agency until you respond to each of the requests.</text:p>
      <text:p text:style-name="P7"/>
      <text:p text:style-name="P7">I also request that you conduct your own investigation and audit of this account since its inception to validate the debt you currently claim I owe. I would like you to validate the debt so that it is accurate to the penny!</text:p>
      <text:p text:style-name="P7"/>
      <text:p text:style-name="P7">Please do not rely on previous servicing companies or originators records, assurances or indemnity agreements and refuse to conduct a full audit and investigation of this account.</text:p>
      <text:p text:style-name="P7"/>
      <text:p text:style-name="P7">I understand that potential abuses by you or previous servicing companies could have deceptively, wrongfully, unlawfully, and/or illegally:</text:p>
      <text:p text:style-name="P10"/>
      <text:list xml:id="list29445805" text:style-name="L1">
        <text:list-item>
          <text:p text:style-name="P24">increased the principal balance</text:p>
          <text:p text:style-name="P25"/>
        </text:list-item>
        <text:list-item>
          <text:p text:style-name="P24">increased the amounts of monthly payments</text:p>
          <text:p text:style-name="P25"/>
        </text:list-item>
        <text:list-item>
          <text:p text:style-name="P24">increased the escrow payments</text:p>
          <text:p text:style-name="P25"/>
        </text:list-item>
        <text:list-item>
          <text:p text:style-name="P24">increased the amounts applied and attributed to toward interest on this accounting</text:p>
          <text:p text:style-name="P25"/>
        </text:list-item>
        <text:list-item>
          <text:p text:style-name="P24">decreased the proper amounts applied and attributed to the principal on this account</text:p>
          <text:p text:style-name="P25"/>
        </text:list-item>
        <text:list-item>
          <text:p text:style-name="P24">assessed, charged and/or collected fees, expenses and miscellaneous charges I am not legally obligated to pay under this mortgage, note and/or deed of Trust.</text:p>
        </text:list-item>
      </text:list>
      <text:p text:style-name="P9"/>
      <text:p text:style-name="P9">I request you to ensure that I have not been the victim of such predatory servicing and lending practices.</text:p>
      <text:p text:style-name="P9"/>
      <text:p text:style-name="P9">To ensure this, I have authorized a thorough review, examination, accounting and audit of mortgage account # ____________ by mortgage auditing and predatory servicing or lending experts. This exam and audit will review this mortgage account file from the date of initial contact, application and the origination of this account to the present date written above.</text:p>
      <text:p text:style-name="P9"/>
      <text:p text:style-name="P4"><text:span text:style-name="T2">Again, this is a </text:span><text:span text:style-name="T14">Qualified Written Request</text:span><text:span text:style-name="T2"> under the </text:span><text:span text:style-name="T16">Real Estate Settlement Procedures Act</text:span><text:span text:style-name="T2"> (“</text:span><text:span text:style-name="T18">RESPA</text:span><text:span text:style-name="T2">”), codified as </text:span><text:span text:style-name="T16">Title 12, United States Code </text:span><text:span text:style-name="T20">§ 2605(e)</text:span><text:span text:style-name="T4">, as well as a request under the </text:span><text:span text:style-name="T20">Truth In Lending Act</text:span><text:span text:style-name="T4"> (“</text:span><text:span text:style-name="T21">TILA</text:span><text:span text:style-name="T4">”) </text:span><text:span text:style-name="T20">Title 15, United States Code § 1601</text:span><text:span text:style-name="T4">. </text:span><text:span text:style-name="T21">RESPA</text:span><text:span text:style-name="T4"> provides substantial fines and penalties for non-compliance or failure to answer my questions provided in a letter within sixty (60) days of its receipt.</text:span></text:p>
      <text:p text:style-name="P11"/>
      <text:p text:style-name="P14">[2]</text:p>
      <text:p text:style-name="P11"><text:soft-page-break/>In order to conduct the examination and audit of this loan, I need to have full and immediate disclosure including copies of all pertinent information regarding this loan. The documents requested and answers to my questions are needed by myself and others to ensure that this loan:</text:p>
      <text:p text:style-name="P11"/>
      <text:list xml:id="list29448136" text:style-name="L2">
        <text:list-item>
          <text:p text:style-name="P22"><text:span text:style-name="T4">Was originated in lawful compliance with all federal and state laws and regulations, including but not limited to </text:span><text:span text:style-name="T20">Title 62 of the Revised Statutes</text:span><text:span text:style-name="T4">, </text:span><text:span text:style-name="T21">RESPA</text:span><text:span text:style-name="T4">, </text:span><text:span text:style-name="T21">TILA</text:span><text:span text:style-name="T4">, </text:span><text:span text:style-name="T20">Fair Debt Collection Practices Act</text:span><text:span text:style-name="T4">, </text:span><text:span text:style-name="T20">Homeowner's Equity Protection Act</text:span><text:span text:style-name="T4"> (“</text:span><text:span text:style-name="T21">HOEPA</text:span><text:span text:style-name="T4">”) and other laws;</text:span></text:p>
          <text:p text:style-name="P26"/>
        </text:list-item>
        <text:list-item>
          <text:p text:style-name="P28">That the origination and/or any sale or transfer of this account or monetary instrument, was conducted in accordance with proper laws and was a lawful sale with complete disclosure to all parties with an interest;</text:p>
          <text:p text:style-name="P26"/>
        </text:list-item>
        <text:list-item>
          <text:p text:style-name="P28">That you disclosed the claimed holder in due course of the monetary instrument/deed of trust/asset that is holding such note in compliance with state and federal laws and statutes, and is entitled to the benefit of payments;</text:p>
          <text:p text:style-name="P26"/>
        </text:list-item>
        <text:list-item>
          <text:p text:style-name="P28">That all good faith and reasonable disclosures of transfers, sales, Power of Attorney, monetary instrument ownership, entitlements, full disclosure of actual funding source, terms, costs, commissions, rebates, kickbacks, fees, etc., were and still are properly disclosed to me, including but not limited to the period commencing with the original loan solicitation, through and including, any parties, instruments, assignments, letters of transmittal, certificates of asset-backed securities, and any subsequent transfer thereof;</text:p>
          <text:p text:style-name="P26"/>
        </text:list-item>
        <text:list-item>
          <text:p text:style-name="P28">That each servicer and/or sub-servicer of this mortgage has serviced this mortgage in accordance with applicable local, state and/or federal laws, statutes and regulations, and the terms of this mortgage, monetary instrument/deed of trust, including but not limited to, all accounting or bookkeeping entries commencing with the original loan solicitation, through and including, any parties instruments, assignments, letters of transmittal, certificates of asset-backed securities, and any subsequent transfer thereof;</text:p>
          <text:p text:style-name="P26"/>
        </text:list-item>
        <text:list-item>
          <text:p text:style-name="P28">That this mortgage account has been credited, debited, adjusted, amortized, correctly charged and fully disclosed commencing with the original loan solicitation, through and including, any parties, instruments, assignments, letters of transmittal, certificates of asset-backed securities, and any subsequent transfer thereof;</text:p>
          <text:p text:style-name="P26"/>
        </text:list-item>
        <text:list-item>
          <text:p text:style-name="P28">That any and all interest has been properly calculated and applied to this loan;</text:p>
          <text:p text:style-name="P26"/>
        </text:list-item>
        <text:list-item>
          <text:p text:style-name="P28">That any principal balance has been properly calculated, amortized and accounted for;</text:p>
          <text:p text:style-name="P26"/>
        </text:list-item>
        <text:list-item>
          <text:p text:style-name="P28">That no charges, fees or expenses, not obligated by me in any agreement, have been charged, assessed or collected from this account or any other related account arising out of the subject loan transaction.</text:p>
        </text:list-item>
      </text:list>
      <text:p text:style-name="P11"/>
      <text:p text:style-name="P11">In order to validate this debt and audit this account, I need copies of pertinent documents to be provided to me. I also need answers, certified in writing, to various servicing questions. For each record kept on computer or in any other electronic file or format, please provide a paper copy of all information in each field or record in each computer system, program or database used by you that contains any information on this account or in my name, and further, clearly identify such computer system, program or database from which such information was retrieved. As such, please send to me, at the address above, copies of the documents requested below as soon as possible.</text:p>
      <text:p text:style-name="P11"/>
      <text:p text:style-name="P14">[3]</text:p>
      <text:p text:style-name="P16"><text:soft-page-break/>Please also provide copies, front and back, of the following documents re: account # ____________:</text:p>
      <text:p text:style-name="P11"/>
      <text:list xml:id="list29470488" text:style-name="L3">
        <text:list-item>
          <text:p text:style-name="P29">Any certified or uncertified security used for the funding of this account;</text:p>
          <text:p text:style-name="P27"/>
        </text:list-item>
        <text:list-item>
          <text:p text:style-name="P23"><text:span text:style-name="T4">Any and all </text:span><text:span text:style-name="T5">“Pooling Agreement(s)”</text:span><text:span text:style-name="T4"> between the nominal lender at the loan closing and any party or parties who could claim an interest in the loan closing or documents pertaining thereto and any </text:span><text:span text:style-name="T21">G</text:span><text:span text:style-name="T20">overnment-</text:span><text:span text:style-name="T21">S</text:span><text:span text:style-name="T20">ponsored </text:span><text:span text:style-name="T21">E</text:span><text:span text:style-name="T20">ntity</text:span><text:span text:style-name="T4"> (“</text:span><text:span text:style-name="T21">GSE</text:span><text:span text:style-name="T4">”) (i.e.: </text:span><text:span text:style-name="T20">“Fanny Mae”</text:span><text:span text:style-name="T4"> or </text:span><text:span text:style-name="T20">“Freddie Mac”</text:span><text:span text:style-name="T4"> etc.), or any other party;</text:span></text:p>
          <text:p text:style-name="P27"/>
        </text:list-item>
        <text:list-item>
          <text:p text:style-name="P23"><text:span text:style-name="T4">Any and all </text:span><text:span text:style-name="T5">“Deposit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Servicing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Custodial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Master Purchasing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Issuer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Commitment to Guarantee”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Release of Document”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Master Agreement(s) for Servicer's Principal and Interest Custodial Account”</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Servicer's Escrow Custodial Account”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Release of Interest” agreement(s)</text:span><text:span text:style-name="T4"> between the nominal lender, at the loan closing and any party or parties who could claim an interest in the loan closing or documents pertaining thereto and any </text:span><text:span text:style-name="T21">GSE</text:span><text:span text:style-name="T4"> or other party;</text:span></text:p>
          <text:p text:style-name="P27"/>
        </text:list-item>
        <text:list-item>
          <text:p text:style-name="P23"><text:span text:style-name="T4">Any and all </text:span><text:span text:style-name="T5">Trustee agreement(s)</text:span><text:span text:style-name="T4"> between the nominal lender, at the loan closing and any party or parties who could claim an interest in the loan closing or documents pertaining thereto and Trustee(s) regarding this account or pool accounts with any </text:span><text:span text:style-name="T21">GSE</text:span><text:span text:style-name="T4"> or other party;</text:span></text:p>
          <text:p text:style-name="P30">[4]</text:p>
          <text:p text:style-name="P40"><text:soft-page-break/><text:span text:style-name="T4">Please also send me copies, </text:span><text:span text:style-name="T6">front and back</text:span><text:span text:style-name="T4">, of:</text:span></text:p>
          <text:p text:style-name="P32"/>
        </text:list-item>
      </text:list>
      <text:list xml:id="list29473913" text:style-name="L4">
        <text:list-item>
          <text:p text:style-name="P41"><text:span text:style-name="T4">Any and all documentation evidencing any trust relationship regarding the Mortgage/Deed of Trust </text:span><text:span text:style-name="T7">and</text:span><text:span text:style-name="T4"> any Note in this matter;</text:span></text:p>
          <text:p text:style-name="P34"/>
        </text:list-item>
        <text:list-item>
          <text:p text:style-name="P42"><text:span text:style-name="T4">Any and all documentation establishing any Trustee of Record for the Mortgage/Deed of Trust </text:span><text:span text:style-name="T7">and</text:span><text:span text:style-name="T4"> any Note;</text:span></text:p>
          <text:p text:style-name="P34"/>
        </text:list-item>
        <text:list-item>
          <text:p text:style-name="P45">Any and all documentation establishing the date of any appointment of Trustee for the Mortgage/Deed of Trust and any Note, including but not limited to any and all assignments or transfers or nominees of any substitute Trustee(s);</text:p>
          <text:p text:style-name="P34"/>
        </text:list-item>
        <text:list-item>
          <text:p text:style-name="P44"><text:span text:style-name="T4">Any and all documentation establishing a Grantor, Grantee, and/or Beneficiary for the Mortgage/Deed of Trust </text:span><text:span text:style-name="T7">and</text:span><text:span text:style-name="T4"> any Note;</text:span></text:p>
          <text:p text:style-name="P34"/>
        </text:list-item>
        <text:list-item>
          <text:p text:style-name="P52"><text:span text:style-name="T4">Any and all documentation evidencing the Mortgage/Deed of Trust is </text:span><text:span text:style-name="T7">not</text:span><text:span text:style-name="T4"> a constructive trust or any other form of trust;</text:span></text:p>
          <text:p text:style-name="P34"/>
        </text:list-item>
        <text:list-item>
          <text:p text:style-name="P55"><text:span text:style-name="T4">All data, information, notations, text and figures contained in your mortgage servicing or accounting computer systems, including but not limited to, </text:span><text:span text:style-name="T22">ABS Servicing Software</text:span><text:span text:style-name="T9">, </text:span><text:span text:style-name="T22">ABT</text:span><text:span text:style-name="T9">, </text:span><text:span text:style-name="T22">Advanced Mortgage Technology</text:span><text:span text:style-name="T9"> (</text:span><text:span text:style-name="T22">AMT</text:span><text:span text:style-name="T9">), </text:span><text:span text:style-name="T22">Alltel</text:span><text:span text:style-name="T9">, </text:span><text:span text:style-name="T22">BackInTheBlack</text:span><text:span text:style-name="T9">, </text:span><text:span text:style-name="T22">C-Loans</text:span><text:span text:style-name="T9">, </text:span><text:span text:style-name="T22">Calyx</text:span><text:span text:style-name="T9">, </text:span><text:span text:style-name="T22">CCMC</text:span><text:span text:style-name="T9">, </text:span><text:span text:style-name="T22">CheckFree</text:span><text:span text:style-name="T9">, </text:span><text:span text:style-name="T22">Contour Trak-It</text:span><text:span text:style-name="T9">, </text:span><text:span text:style-name="T22">Data Select</text:span><text:span text:style-name="T9">, </text:span><text:span text:style-name="T22">DRI Management Systems, Inc.</text:span><text:span text:style-name="T9"> (</text:span><text:span text:style-name="T22">Default Soultion/Rincon/Fortracs</text:span><text:span text:style-name="T9">), </text:span><text:span text:style-name="T22">EarlyResolution</text:span><text:span text:style-name="T9">, </text:span><text:span text:style-name="T22">Encompass360®</text:span><text:span text:style-name="T9">, </text:span><text:span text:style-name="T22">FICS LoanWare</text:span><text:span text:style-name="T9">, </text:span><text:span text:style-name="T22">Fidelity CPI</text:span><text:span text:style-name="T9"> </text:span><text:span text:style-name="T22">System</text:span><text:span text:style-name="T9">, </text:span><text:span text:style-name="T22">FIS Desktop</text:span><text:span text:style-name="T9">, </text:span><text:span text:style-name="T22">Fiserv</text:span><text:span text:style-name="T9">, </text:span><text:span text:style-name="T22">GCC Servicing Systems</text:span><text:span text:style-name="T9">, </text:span><text:span text:style-name="T22">Golden Omega iPool</text:span><text:span text:style-name="T9">, </text:span><text:span text:style-name="T22">ISGN/LSAMS/Fortracs</text:span><text:span text:style-name="T9">, </text:span><text:span text:style-name="T22">LA Pro</text:span><text:span text:style-name="T9">, </text:span><text:span text:style-name="T22">Lending Pro</text:span><text:span text:style-name="T9">, </text:span><text:span text:style-name="T22">LenStar</text:span><text:span text:style-name="T9">, </text:span><text:span text:style-name="T22">Loan Ledger</text:span><text:span text:style-name="T9">, </text:span><text:span text:style-name="T22">LoanPerformance</text:span><text:span text:style-name="T9">, </text:span><text:span text:style-name="T22">LPS</text:span><text:span text:style-name="T9">, </text:span><text:span text:style-name="T22">LSS</text:span><text:span text:style-name="T9">, </text:span><text:span text:style-name="T22">McCracken Financial Software</text:span><text:span text:style-name="T9">, </text:span><text:span text:style-name="T22">McDonald Web/T.I.M.E.</text:span><text:span text:style-name="T9">, </text:span><text:span text:style-name="T22">MIAC Analytics</text:span><text:span text:style-name="T23">TM</text:span><text:span text:style-name="T9">, </text:span><text:span text:style-name="T22">MORSERV</text:span><text:span text:style-name="T9">, </text:span><text:span text:style-name="T22">Mortgage Cadence</text:span><text:span text:style-name="T9">, </text:span><text:span text:style-name="T22">MortgageFlex Systems</text:span><text:span text:style-name="T9">, </text:span><text:span text:style-name="T22">Mortgage Office</text:span><text:span text:style-name="T23">TM</text:span><text:span text:style-name="T9">, </text:span><text:span text:style-name="T22">NoteSmith</text:span><text:span text:style-name="T9">, </text:span><text:span text:style-name="T22">OpenClose</text:span><text:span text:style-name="T9">, </text:span><text:span text:style-name="T22">ProVenture</text:span><text:span text:style-name="T9">, </text:span><text:span text:style-name="T22">ReverServ</text:span><text:span text:style-name="T23">TM</text:span><text:span text:style-name="T28">, </text:span><text:span text:style-name="T9"><text:s/></text:span><text:span text:style-name="T22">ReverseSoft</text:span><text:span text:style-name="T23">TM</text:span><text:span text:style-name="T9">, </text:span><text:span text:style-name="T22">RoundPoint</text:span><text:span text:style-name="T9">, </text:span><text:span text:style-name="T22">Servicing QC</text:span><text:span text:style-name="T9">, </text:span><text:span text:style-name="T22">SMART Servicing</text:span><text:span text:style-name="T9">, </text:span><text:span text:style-name="T22">SunSoft</text:span><text:span text:style-name="T9">, </text:span><text:span text:style-name="T22">TCL Solutions</text:span><text:span text:style-name="T9">, </text:span><text:span text:style-name="T22">Trakker</text:span><text:span text:style-name="T9">, </text:span><text:span text:style-name="T22">Twenty-First Century Loan Systems</text:span><text:span text:style-name="T9">, <text:s/></text:span><text:span text:style-name="T22">UniFi PRO Mortgage eX</text:span><text:span text:style-name="T4">, or </text:span><text:span text:style-name="T8">any other</text:span><text:span text:style-name="T6"> similar mortgage servicing software</text:span><text:span text:style-name="T4"> used by you, any servicers, or sub-servicers, of this mortgage account from its inception to the present date written above.</text:span></text:p>
          <text:p text:style-name="P57"/>
        </text:list-item>
        <text:list-item>
          <text:p text:style-name="P59">Any and all descriptions and legends of all Codes used in your mortgage servicing and accounting system so the examiners, auditors and experts retained to audit and review this mortgage account may properly conduct their work.</text:p>
          <text:p text:style-name="P57"/>
        </text:list-item>
        <text:list-item>
          <text:p text:style-name="P56"><text:span text:style-name="T4">Any and all assignments, transfers, allonges, or other documentation evidencing a transfer, sale or assignment of this mortgage, deed of trust, monetary instrument, or other document that secures payment by me to this obligation in this account from its inception to the present date, including but not limited to such assignments on the </text:span><text:span text:style-name="T20">Mortgage Electronic Registration System</text:span><text:span text:style-name="T4"> (“</text:span><text:span text:style-name="T21">MERS</text:span><text:span text:style-name="T4">”).</text:span></text:p>
          <text:p text:style-name="P57"/>
        </text:list-item>
        <text:list-item>
          <text:p text:style-name="P56"><text:span text:style-name="T4">Any and all records, electronic or otherwise, of assignments of this mortgage, deed of trust, monetary instrument and/or servicing rights to this mortgage account, including but not limited to, any such assignments on </text:span><text:span text:style-name="T21">MERS</text:span><text:span text:style-name="T4">.</text:span></text:p>
          <text:p text:style-name="P57"/>
        </text:list-item>
        <text:list-item>
          <text:p text:style-name="P13">Any and all deeds in lieu, modifications to this mortgage, deed of trust, monetary instrument from the inception of this account to the present date written above.</text:p>
          <text:p text:style-name="P57"/>
        </text:list-item>
        <text:list-item>
          <text:p text:style-name="P59">Each and every canceled check, money order, draft, debit or credit notice issued to any and all servicers of this account, for payment of any and all monthly payments, other payment, escrow charge, fee or expense on this account.</text:p>
        </text:list-item>
      </text:list>
      <text:p text:style-name="P60">[5]</text:p>
      <text:list xml:id="list32287982" text:continue-numbering="true" text:style-name="L4">
        <text:list-header>
          <text:p text:style-name="P57"/>
        </text:list-header>
        <text:list-item>
          <text:p text:style-name="P59"><text:soft-page-break/>All escrow analyses conducted on this account from the inception to the present date written above.</text:p>
          <text:p text:style-name="P57"/>
        </text:list-item>
        <text:list-item>
          <text:p text:style-name="P59">Each and every canceled check, money order, draft, debit or credit notice issued for payment of closing costs, fees and expenses listed on any and all disclosure statements, including but not limited to, appraisal fees, inspection fees, title search fees, title insurance fees, credit life insurance premiums, hazard insurance premiums, commissions, attorney fees, points, etc.</text:p>
          <text:p text:style-name="P57"/>
        </text:list-item>
        <text:list-item>
          <text:p text:style-name="P59">Any and all canceled checks, money orders, drafts, debits, credits, and/or other documentary evidence of payments made by me or others on this account.</text:p>
          <text:p text:style-name="P57"/>
        </text:list-item>
        <text:list-item>
          <text:p text:style-name="P59">Any and all letters, statements and/or other documents sent to me by your company.</text:p>
          <text:p text:style-name="P57"/>
        </text:list-item>
        <text:list-item>
          <text:p text:style-name="P59">Any and all letters, statements and/or other documents sent to me by agents, attorneys and/or representatives of your company.</text:p>
          <text:p text:style-name="P57"/>
        </text:list-item>
        <text:list-item>
          <text:p text:style-name="P59">Any and all letters, statements and/or other documents sent to me by previous servicers, sub-servicers, or others in your account file or in your possession or control, or in the possession or control of any and all affiliates, parent companies, agents, servicers, sub-servicers, attorney or other representative of your company.</text:p>
          <text:p text:style-name="P57"/>
        </text:list-item>
        <text:list-item>
          <text:p text:style-name="P59">Any and all letters, statements and other documents contained in this account file or imaged by you, any and all servicer(s), sub-servicer(s) and/or previous servicer(s) of this mortgage from the inception to the present date written above.</text:p>
          <text:p text:style-name="P57"/>
        </text:list-item>
        <text:list-item>
          <text:p text:style-name="P59">Any and all documentary evidence of electronic transfers, assignments and/or sales of the note/asset, mortgage, deed of trust, or other security instrument.</text:p>
          <text:p text:style-name="P57"/>
        </text:list-item>
        <text:list-item>
          <text:p text:style-name="P56"><text:span text:style-name="T4">Any and all property inspection reports, appraisals, </text:span><text:span text:style-name="T21">FNMA</text:span><text:span text:style-name="T4"> </text:span><text:span text:style-name="T21">Broker's Price Opinion</text:span><text:span text:style-name="T4"> (“</text:span><text:span text:style-name="T21">BPO</text:span><text:span text:style-name="T4">”), and reports done on the subject property.</text:span></text:p>
          <text:p text:style-name="P57"/>
        </text:list-item>
        <text:list-item>
          <text:p text:style-name="P56"><text:span text:style-name="T4">Any and all invoices for each charge such as property inspection fees, appraisal fees, attorney fees, </text:span><text:span text:style-name="T21">BPO</text:span><text:span text:style-name="T4">s, insurance, taxes, assessments or any other expense which has been charged to this mortgage account from the inception to the present day written above.</text:span></text:p>
          <text:p text:style-name="P62"/>
        </text:list-item>
        <text:list-item>
          <text:p text:style-name="P59">Any and all checks, money orders, drafts, debits, credits, and/or any other documentary evidence of payment of said invoices.</text:p>
          <text:p text:style-name="P57"/>
        </text:list-item>
        <text:list-item>
          <text:p text:style-name="P59">Any and all agreements, contracts and memorandums of understanding with vendors that have been paid for any charge on this account from the inception to the present date written above.</text:p>
          <text:p text:style-name="P57"/>
        </text:list-item>
        <text:list-item>
          <text:p text:style-name="P56"><text:span text:style-name="T4">Any and all account servicing records, payment payoffs, payoff calculations, </text:span><text:span text:style-name="T20">Adjustable Rate Mortgage</text:span><text:span text:style-name="T4"> (“</text:span><text:span text:style-name="T21">ARM</text:span><text:span text:style-name="T4">”) audits, interest rate adjustments, payment records, transaction histories, account histories, accounting records, ledgers, and any other documentation relating to the accounting of this mortgage from the inception to the present date written above.</text:span></text:p>
          <text:p text:style-name="P58"/>
        </text:list-item>
        <text:list-item>
          <text:p text:style-name="P59">Any and all account servicing transaction records, ledgers, registers and similar items detailing how this account has been serviced from the inception to the present date written above.</text:p>
          <text:p text:style-name="P61"/>
          <text:p text:style-name="P61">[6]</text:p>
        </text:list-item>
      </text:list>
      <text:p text:style-name="P31"/>
      <text:p text:style-name="P63"><text:soft-page-break/>Further, in order to audit and review this account, please provide written answers to the following:</text:p>
      <text:p text:style-name="P38"/>
      <text:p text:style-name="P39">In regard to Mortgage Accounting and Servicing Systems:</text:p>
      <text:p text:style-name="P33"/>
      <text:list xml:id="list29448428" text:style-name="L5">
        <text:list-item>
          <text:p text:style-name="P65">Please identify each mortgage accounting and servicing system used and any and all sub-servicer(s) and/or previous servicer(s) from the inception to the present date, so that auditors and examiners may decipher the data provided.</text:p>
          <text:p text:style-name="P67"/>
        </text:list-item>
        <text:list-item>
          <text:p text:style-name="P46">For each mortgage accounting and servicing system identified by you or any and all sub-servicer(s) and/or previous servicer(s), from the inception to the present date, please provide the name and saddress of the company that designed and sold the system.</text:p>
          <text:p text:style-name="P50"/>
        </text:list-item>
        <text:list-item>
          <text:p text:style-name="P43">For each mortgage accounting and servicing system used by you or any and all sub-servicer(s) and/or previous servicer(s), from the inception to the present date, please provide the complete transaction code list for each system identified, so that the auditors and examiners can adequately audit this account.</text:p>
        </text:list-item>
      </text:list>
      <text:p text:style-name="P38"/>
      <text:p text:style-name="P39">In regard to Debits and Credits:</text:p>
      <text:p text:style-name="P33"/>
      <text:list xml:id="list29457081" text:style-name="L6">
        <text:list-item>
          <text:p text:style-name="P68">In a spreadsheet format, or in a letter in a columnar format, please detail each and every credit on this account from the date such credit was posted to this account as well as the date on which any credit was received.</text:p>
          <text:p text:style-name="P35"/>
        </text:list-item>
        <text:list-item>
          <text:p text:style-name="P53">In a spreadsheet format, or in a letter in a columnar format, please detail each and every debit on this account from the date such debit was posted to this account as well as the date on which any debit was received.</text:p>
          <text:p text:style-name="P35"/>
        </text:list-item>
        <text:list-item>
          <text:p text:style-name="P47">For each debit and credit listed, please provide the definition for each corresponding transaction code utilized.</text:p>
          <text:p text:style-name="P35"/>
        </text:list-item>
        <text:list-item>
          <text:p text:style-name="P53">For each transaction code, please provide the master transaction code list used by you, any and all sub-servicer(s) and/or previous servicer(s).</text:p>
        </text:list-item>
      </text:list>
      <text:p text:style-name="P38"/>
      <text:p text:style-name="P39">In regard to Mortgage and Assignments:</text:p>
      <text:p text:style-name="P33"/>
      <text:list xml:id="list29467143" text:style-name="L7">
        <text:list-item>
          <text:p text:style-name="P48">Has each and every sale, transfer or assignment of this mortgage, deed of trust, monetary instrument, or any other instrument I executed to secure this debt, been recorded in the county property records in the county and state wherein the subject property is located, from the inception of this account to the present date?</text:p>
          <text:p text:style-name="P51"/>
        </text:list-item>
        <text:list-item>
          <text:p text:style-name="P48">If not, why not?</text:p>
          <text:p text:style-name="P36"/>
        </text:list-item>
        <text:list-item>
          <text:p text:style-name="P64"><text:span text:style-name="T4">Is your company the </text:span><text:span text:style-name="T6">servicer of this mortgage account</text:span><text:span text:style-name="T4"> -</text:span><text:span text:style-name="T8">or-</text:span><text:span text:style-name="T4"> the </text:span><text:span text:style-name="T6">holder in due course and beneficial owner</text:span><text:span text:style-name="T4"> of this mortgage, deed of trust or monetary instrument? (Which one?)</text:span></text:p>
          <text:p text:style-name="P36"/>
        </text:list-item>
        <text:list-item>
          <text:p text:style-name="P48">Have any sales, transfers or assignments of this mortgage, deed of trust, monetary instrument or any other instrument I executed to secure this debt been recorded in any electronic fashion (such as MERS) or other internal or external recording system from the inception to the present day?</text:p>
          <text:p text:style-name="P36"/>
        </text:list-item>
        <text:list-item>
          <text:p text:style-name="P54">If yes, please state, with particularity, <text:s/>the names of each seller, purchaser, assignor, assignee, or any holder in due course, to any right or obligation of any note, mortgage, deed of trust, or security instrument, <text:s/>I executed securing the obligation on this account that was not recorded in the county records wherein the subject property is located, whether they be mortgage servicing rights or the beneficial interest in the principal and interest payments.</text:p>
        </text:list-item>
      </text:list>
      <text:p text:style-name="P39"><text:soft-page-break/>In regard to Attorney Fees:</text:p>
      <text:p text:style-name="P33"/>
      <text:list xml:id="list29454385" text:style-name="L8">
        <text:list-item>
          <text:p text:style-name="P49">Have attorney fees been assessed to this account from the inception to the present date?</text:p>
          <text:p text:style-name="P37"/>
        </text:list-item>
        <text:list-item>
          <text:p text:style-name="P66">If yes, please state, with particularity, each and every separate assessment, of attorney fees to this account, and the date of each such assessment, <text:s/>from the inception of this account until the present date.</text:p>
          <text:p text:style-name="P37"/>
        </text:list-item>
        <text:list-item>
          <text:p text:style-name="P49">Have attorney fees been charged to this account from the inception of this account until <text:s/>the present date?</text:p>
          <text:p text:style-name="P37"/>
        </text:list-item>
        <text:list-item>
          <text:p text:style-name="P69">If yes, please state, with particularity, each and every separate charge of attorney fees to this account, and the date of each such charge, <text:s/>from the inception of this account until <text:s/>the present date.</text:p>
          <text:p text:style-name="P70"/>
        </text:list-item>
        <text:list-item>
          <text:p text:style-name="P73">Have attorney fees been collected from this account from the inception of this account to the present date?</text:p>
          <text:p text:style-name="P81"/>
        </text:list-item>
        <text:list-item>
          <text:p text:style-name="P92">If yes, please state, with particularity, each and every separate collection of attorney fees from this account, and the date of each such charge, <text:s/>from the inception of this account until <text:s/>the present date.</text:p>
          <text:p text:style-name="P81"/>
        </text:list-item>
        <text:list-item>
          <text:p text:style-name="P73">Please provide the name and address of each and every attorney or law firm that has been paid any fees or expenses related to this account from the inception until the present date.</text:p>
          <text:p text:style-name="P81"/>
        </text:list-item>
        <text:list-item>
          <text:p text:style-name="P73">Please identify the provision, paragraph, section, phrase or sentence of any note, mortgage, deed of trust or any agreement I signed that authorized the assessment, charge or collection of attorney fees.</text:p>
          <text:p text:style-name="P81"/>
        </text:list-item>
        <text:list-item>
          <text:p text:style-name="P73">Please state, with particularity, each separate attorney fee collected from this account and for which each corresponding payment period or month such fee was assessed from the inception of this account until the present date.</text:p>
          <text:p text:style-name="P81"/>
        </text:list-item>
        <text:list-item>
          <text:p text:style-name="P92">Please state, with particularity, each separate attorney fee collected from this account and for which each corresponding payment period or month such fee was assessed from the inception of this account until the present date.</text:p>
          <text:p text:style-name="P81"/>
        </text:list-item>
        <text:list-item>
          <text:p text:style-name="P92">Please state, with particularity, any and all adjustments in attorney fees assessed and on what date each adjustment was made and the reasons for each adjustment.</text:p>
          <text:p text:style-name="P81"/>
        </text:list-item>
        <text:list-item>
          <text:p text:style-name="P73">Please state, with particularity, any and all adjustments in attorney fees collected and on what date each adjustment was made and the reasons for each adjustment.</text:p>
          <text:p text:style-name="P81"/>
        </text:list-item>
        <text:list-item>
          <text:p text:style-name="P73">Has interest been charged on any attorney fees assessed or charged to this account?</text:p>
          <text:p text:style-name="P81"/>
        </text:list-item>
        <text:list-item>
          <text:p text:style-name="P71"><text:span text:style-name="T4">What total amount of attorney fees has been </text:span><text:span text:style-name="T6">assessed</text:span><text:span text:style-name="T4"> to this account from the inception until the present date?</text:span></text:p>
          <text:p text:style-name="P81"/>
        </text:list-item>
        <text:list-item>
          <text:p text:style-name="P71"><text:span text:style-name="T4">What total amount of attorney fees has been </text:span><text:span text:style-name="T6">charged</text:span><text:span text:style-name="T4"> to this account from the inception until the present date?</text:span></text:p>
          <text:p text:style-name="P81"/>
        </text:list-item>
        <text:list-item>
          <text:p text:style-name="P101"><text:span text:style-name="T4">What total amount of attorney fees has been </text:span><text:span text:style-name="T6">collected</text:span><text:span text:style-name="T4"> from this account from the inception until the present date?</text:span></text:p>
          <text:p text:style-name="P81"/>
        </text:list-item>
        <text:list-item>
          <text:p text:style-name="P73">Please provide copies of any and all invoices and itemized billing statements from any and all attorneys and/or law firms that has billed such fees that have been assessed to, charged to, or collected from, this account from the inception until the present date.</text:p>
          <text:p text:style-name="P88"><text:soft-page-break/>In regard to Suspense/Unapplied Accounts:</text:p>
        </text:list-item>
      </text:list>
      <text:p text:style-name="P80"/>
      <text:p text:style-name="P89">For the purposes of this section, “suspense account” and “unapplied account” are synonymous.</text:p>
      <text:p text:style-name="P80"/>
      <text:list xml:id="list29473521" text:style-name="L9">
        <text:list-item>
          <text:p text:style-name="P93">Has there been any suspense or unapplied account transactions on this account from the inception of this account until the present date?</text:p>
          <text:p text:style-name="P82"/>
        </text:list-item>
        <text:list-item>
          <text:p text:style-name="P74">If yes, please explain the reason for each and every suspense transaction that occurred o this account.</text:p>
          <text:p text:style-name="P82"/>
        </text:list-item>
        <text:list-item>
          <text:p text:style-name="P102">In a spreadsheet format, or in a letter in columnar format, please state, itemize each and every suspense or unapplied transaction, both debits and credits, that have occurred on this account from the inception of this account until the present date.</text:p>
        </text:list-item>
      </text:list>
      <text:p text:style-name="P80"/>
      <text:p text:style-name="P87">In regard to Late Fees:</text:p>
      <text:p text:style-name="P80"/>
      <text:list xml:id="list29456056" text:style-name="L10">
        <text:list-item>
          <text:p text:style-name="P72"><text:span text:style-name="T4">Have you reported the collection of late fees on this account as interest income in any statement to me or to the </text:span><text:span text:style-name="T21">Internal Revenue Service</text:span><text:span text:style-name="T4"> (“</text:span><text:span text:style-name="T21">IRS</text:span><text:span text:style-name="T4">”)?</text:span></text:p>
          <text:p text:style-name="P83"/>
        </text:list-item>
        <text:list-item>
          <text:p text:style-name="P91"><text:span text:style-name="T4">Have any previous servicer(s) or sub-servicer(s) of this mortgage reported the collection of late fees as interest income in any statement to me or to the </text:span><text:span text:style-name="T21">IRS</text:span><text:span text:style-name="T4">?</text:span></text:p>
          <text:p text:style-name="P83"/>
        </text:list-item>
        <text:list-item>
          <text:p text:style-name="P94">Do you consider the payment of late fees as liquidated damages to you for not receiving payment on time?</text:p>
          <text:p text:style-name="P83"/>
        </text:list-item>
        <text:list-item>
          <text:p text:style-name="P94">Are late fees considered interest?</text:p>
          <text:p text:style-name="P83"/>
        </text:list-item>
        <text:list-item>
          <text:p text:style-name="P94">Please itemize expenses and/or damages (if any) you may have incurred for any late payment.</text:p>
          <text:p text:style-name="P83"/>
        </text:list-item>
        <text:list-item>
          <text:p text:style-name="P75">Were any of these expenses and/or damages assessed or charged to this account in any other way?</text:p>
          <text:p text:style-name="P83"/>
        </text:list-item>
        <text:list-item>
          <text:p text:style-name="P94">If yes, please itemize expenses and/or damages (if any) that were assessed or charged to this account.</text:p>
          <text:p text:style-name="P83"/>
        </text:list-item>
        <text:list-item>
          <text:p text:style-name="P75">Please state, with particularity, what expenses (if any) you or others undertook due to any late payment.</text:p>
          <text:p text:style-name="P83"/>
        </text:list-item>
        <text:list-item>
          <text:p text:style-name="P94">Please state, with particularity, what damages (if any) you or others undertook due to any late payment.</text:p>
          <text:p text:style-name="P83"/>
        </text:list-item>
        <text:list-item>
          <text:p text:style-name="P103">Please identify the specific provision, paragraph, section, phrase or sentence of any note, mortgage, deed of trust, or any other agreement I signed that authorized the assessment or collection of late fees.</text:p>
          <text:p text:style-name="P83"/>
        </text:list-item>
        <text:list-item>
          <text:p text:style-name="P94">Please state, with particularity, each separate late fee (if any) assessed to this account and for which corresponding payment period or month such late fee was assessed from the inception of this account until the present date.</text:p>
          <text:p text:style-name="P83"/>
        </text:list-item>
        <text:list-item>
          <text:p text:style-name="P94">Please state, with particularity, each separate late fee collected from this account and for which corresponding payment period or month such late fee was collected from the inception until the present date.</text:p>
          <text:p text:style-name="P83"/>
        </text:list-item>
        <text:list-item>
          <text:p text:style-name="P75">Please itemize any adjustments in late fees assessed, the date on which each such adjustment was made, and the reason for each such adjustment.</text:p>
          <text:p text:style-name="P83"/>
        </text:list-item>
        <text:list-item>
          <text:p text:style-name="P75">Have any late fees been assessed or charged to this account?</text:p>
          <text:p text:style-name="P83"/>
        </text:list-item>
        <text:list-item>
          <text:p text:style-name="P94"><text:soft-page-break/>Has interest been charged on any late fee assessed or charged to this account?</text:p>
          <text:p text:style-name="P83"/>
        </text:list-item>
        <text:list-item>
          <text:p text:style-name="P75">If yes, what total amount of late fees have been assessed and/or charged against this account, from the inception until the current date?</text:p>
          <text:p text:style-name="P83"/>
        </text:list-item>
        <text:list-item>
          <text:p text:style-name="P94">By what authority has interest been assessed or charged to this account?</text:p>
          <text:p text:style-name="P83"/>
        </text:list-item>
        <text:list-item>
          <text:p text:style-name="P94">Please itemize the months or payment dates you, sub-servicers, or other previous servicers of this account, claim to have been late, from the inception of this account until the present date.</text:p>
          <text:p text:style-name="P83"/>
        </text:list-item>
        <text:list-item>
          <text:p text:style-name="P94">Have late fees been collected on this account from the inception until the present date?</text:p>
          <text:p text:style-name="P83"/>
        </text:list-item>
        <text:list-item>
          <text:p text:style-name="P94">If yes, what total amount of late fees have been collected on this account, from its inception until the present date?</text:p>
        </text:list-item>
      </text:list>
      <text:p text:style-name="P80"/>
      <text:p text:style-name="P87">In regard to Property Inspection:</text:p>
      <text:p text:style-name="P80"/>
      <text:list xml:id="list29457501" text:style-name="L11">
        <text:list-item>
          <text:p text:style-name="P95">Have any property inspections been conducted on the subject property from the inception of this account until the present date?</text:p>
          <text:p text:style-name="P84"/>
        </text:list-item>
        <text:list-item>
          <text:p text:style-name="P95">If no, skip to the next section.</text:p>
          <text:p text:style-name="P84"/>
        </text:list-item>
        <text:list-item>
          <text:p text:style-name="P95">If yes, please provide the date(s) of each such property inspection conducted on the subject property that is the secured interest fr this mortgage, deed of trust or note.</text:p>
          <text:p text:style-name="P84"/>
        </text:list-item>
        <text:list-item>
          <text:p text:style-name="P95">Please disclose the fee(s) charged for each such property inspection.</text:p>
          <text:p text:style-name="P84"/>
        </text:list-item>
        <text:list-item>
          <text:p text:style-name="P95">Please disclose the name and address of each individual person and/or company that conducted each such property inspection on the subject property.</text:p>
          <text:p text:style-name="P99"/>
        </text:list-item>
        <text:list-item>
          <text:p text:style-name="P95">Please disclose the date on which each property inspection was conducted.</text:p>
          <text:p text:style-name="P99"/>
        </text:list-item>
        <text:list-item>
          <text:p text:style-name="P95">Please state, with particularity, the reason for each such property inspection.</text:p>
          <text:p text:style-name="P84"/>
        </text:list-item>
        <text:list-item>
          <text:p text:style-name="P76">Please explain why such property inspections would be to my benefit.</text:p>
          <text:p text:style-name="P84"/>
        </text:list-item>
        <text:list-item>
          <text:p text:style-name="P76">Please explain why such property inspections would be a benefit to the property.</text:p>
          <text:p text:style-name="P84"/>
        </text:list-item>
        <text:list-item>
          <text:p text:style-name="P104">Please explain your policy regarding property inspections.</text:p>
          <text:p text:style-name="P84"/>
        </text:list-item>
        <text:list-item>
          <text:p text:style-name="P95">Do you consider the payment of inspection fees as included in the cost of collection?</text:p>
          <text:p text:style-name="P84"/>
        </text:list-item>
        <text:list-item>
          <text:p text:style-name="P95">If yes, why?</text:p>
          <text:p text:style-name="P84"/>
        </text:list-item>
        <text:list-item>
          <text:p text:style-name="P76">Do you use property inspections as a method of debt collection?</text:p>
          <text:p text:style-name="P84"/>
        </text:list-item>
        <text:list-item>
          <text:p text:style-name="P76">Have you used any portion of the property inspection process on the subject property to collect a debt, or inform me of a debt, payment or obligation?</text:p>
          <text:p text:style-name="P84"/>
        </text:list-item>
        <text:list-item>
          <text:p text:style-name="P95">If yes, please explain when and why.</text:p>
          <text:p text:style-name="P84"/>
        </text:list-item>
        <text:list-item>
          <text:p text:style-name="P95">Please identify the specific provision paragraph, section, phrase or sentence of any note, mortgage, deed of trust or any agreement I signed, authorizing the assessment or collection of property inspection fees.</text:p>
          <text:p text:style-name="P84"/>
        </text:list-item>
        <text:list-item>
          <text:p text:style-name="P95">Have you, in any record, notice or document sent to me, labeled a property inspection as a miscellaneous advance?</text:p>
          <text:p text:style-name="P90"/>
        </text:list-item>
        <text:list-item>
          <text:p text:style-name="P95">If yes, why?</text:p>
          <text:p text:style-name="P84"/>
        </text:list-item>
        <text:list-item>
          <text:p text:style-name="P76"><text:soft-page-break/>Have you, in any record, notice or document sent to me, labeled a property inspection as a legal expense or attorney fee?</text:p>
          <text:p text:style-name="P84"/>
        </text:list-item>
        <text:list-item>
          <text:p text:style-name="P76">If yes, why?</text:p>
          <text:p text:style-name="P84"/>
        </text:list-item>
        <text:list-item>
          <text:p text:style-name="P95">Please itemize each separate inspection fee assessed to this account, and indicate the corresponding payment period or month in which such fee was assessed, from the inception of this account until the present date.</text:p>
          <text:p text:style-name="P84"/>
        </text:list-item>
        <text:list-item>
          <text:p text:style-name="P95">Please itemize each separate inspection fee collected from this account, and indicate the corresponding payment period or month in which such fee was collected, from the inception of this account until the present date.</text:p>
          <text:p text:style-name="P84"/>
        </text:list-item>
        <text:list-item>
          <text:p text:style-name="P95">Please itemize any adjustments in inspection fees assessed and indicate the date on which such adjustment was made, and the reason(s) therefor.</text:p>
          <text:p text:style-name="P84"/>
        </text:list-item>
        <text:list-item>
          <text:p text:style-name="P95">Please itemize any adjustments in inspection fees collected and indicate the date on which such adjustment was made, and the reason(s) therefor.</text:p>
          <text:p text:style-name="P84"/>
        </text:list-item>
        <text:list-item>
          <text:p text:style-name="P95">Has interest been charged on any inspection fees assessed to, or collected from, this account?</text:p>
          <text:p text:style-name="P84"/>
        </text:list-item>
        <text:list-item>
          <text:p text:style-name="P95">If yes, when, and in what amount?</text:p>
        </text:list-item>
      </text:list>
      <text:p text:style-name="P80"/>
      <text:p text:style-name="P87">In regard to Forced-Place Insurance:</text:p>
      <text:p text:style-name="P80"/>
      <text:list xml:id="list29448648" text:style-name="L12">
        <text:list-item>
          <text:p text:style-name="P96">Have you placed or ordered any force-placed insurance policies on the subject property?</text:p>
          <text:p text:style-name="P85"/>
        </text:list-item>
        <text:list-item>
          <text:p text:style-name="P96">If yes, please indicate the date of each policy ordered or placed on the subject property securing this mortgage, deed of trust or note, and the amount paid for each such insurance policy.</text:p>
          <text:p text:style-name="P85"/>
        </text:list-item>
        <text:list-item>
          <text:p text:style-name="P96">Please explain the purpose for each such insurance policy on the subject property.</text:p>
          <text:p text:style-name="P85"/>
        </text:list-item>
        <text:list-item>
          <text:p text:style-name="P77">Please indicate the name and address of the agent for each such insurance policy.</text:p>
          <text:p text:style-name="P85"/>
        </text:list-item>
        <text:list-item>
          <text:p text:style-name="P96">Please explain how such an insurance policy would be to my benefit.</text:p>
          <text:p text:style-name="P85"/>
        </text:list-item>
        <text:list-item>
          <text:p text:style-name="P96">Please explain how such an insurance policy would be a benefit to the subject property.</text:p>
          <text:p text:style-name="P85"/>
        </text:list-item>
        <text:list-item>
          <text:p text:style-name="P96">Please explain your policy on force-placed insurance.</text:p>
          <text:p text:style-name="P85"/>
        </text:list-item>
        <text:list-item>
          <text:p text:style-name="P96">Have any forced-place insurance fees been assessed to this account?</text:p>
          <text:p text:style-name="P85"/>
        </text:list-item>
        <text:list-item>
          <text:p text:style-name="P77">If yes, please indicate the total amount of forced-place insurance fees assessed to this account.</text:p>
          <text:p text:style-name="P85"/>
        </text:list-item>
        <text:list-item>
          <text:p text:style-name="P77">Have any forced-place insurance fees been charged against this account?</text:p>
          <text:p text:style-name="P85"/>
        </text:list-item>
        <text:list-item>
          <text:p text:style-name="P96">If yes, please indicate the total amount of forced-place insurance fees charged to this account.</text:p>
          <text:p text:style-name="P85"/>
        </text:list-item>
        <text:list-item>
          <text:p text:style-name="P96">Please identify the specific provision, paragraph, section, phrase or sentence of any note, mortgage or deed of trust or any agreement I signed authorizing the assessment, charge or collection of force-placed insurance fees against this account.</text:p>
          <text:p text:style-name="P85"/>
        </text:list-item>
        <text:list-item>
          <text:p text:style-name="P77">Do you have any relationship with the agent, agency or carrier of any such insurance policies on the subject property? If yes, explain.</text:p>
          <text:p text:style-name="P77"/>
          <text:p text:style-name="P85"/>
        </text:list-item>
        <text:list-item>
          <text:p text:style-name="P96"><text:soft-page-break/>Has the agent, agency or carrier of any such insurance policy on the subject property provided you with any service, computer system, discount on policies, commissions, rebates, kickbacks, or any other form of consideration? If yes, explain.</text:p>
          <text:p text:style-name="P85"/>
        </text:list-item>
        <text:list-item>
          <text:p text:style-name="P77">Do you maintain a blanket insurance policy to protect subject properties when customer policies have expired?</text:p>
          <text:p text:style-name="P85"/>
        </text:list-item>
        <text:list-item>
          <text:p text:style-name="P96">Please provide copies of any and all forced-place insurance policies that have been placed on the subject property from the inception of this account until the present date.</text:p>
        </text:list-item>
      </text:list>
      <text:p text:style-name="P80"/>
      <text:p text:style-name="P87">In regard to Servicing:</text:p>
      <text:p text:style-name="P80"/>
      <text:list xml:id="list29465753" text:style-name="L13">
        <text:list-item>
          <text:p text:style-name="P78">Did the originator or previous servicer(s) of this account have any financing agreements or contracts with your company, or any affiliate or subsidiary of your company?</text:p>
          <text:p text:style-name="P86"/>
        </text:list-item>
        <text:list-item>
          <text:p text:style-name="P97">Did the originator or previous servicer(s) of <text:s/>this account receive any compensation, fee, commission, payment, rebate, kickback or other financial compensation from your company, or affiliate or subsidiary of our company, for handling, processing, originating or administration of this loan?</text:p>
          <text:p text:style-name="P86"><text:s/></text:p>
        </text:list-item>
        <text:list-item>
          <text:p text:style-name="P78">If yes, please describe and itemize each and every form of compensation, fee, commission, payment, rebate, kickback or other financial consideration paid to the originator of this account by your company, affiliate or subsidiary.</text:p>
          <text:p text:style-name="P86"/>
        </text:list-item>
        <text:list-item>
          <text:p text:style-name="P97">Please identify the current physical location of any and all of the original documents pertaining to this account, including but not limited to the original monetary instrument, mortgage, deed of trust and note, and describe how they are being stored and safeguarded.</text:p>
          <text:p text:style-name="P86"/>
        </text:list-item>
        <text:list-item>
          <text:p text:style-name="P78">Since the inception of this account, has there been any assignment of the monetary instrument/asset to any other party? If yes, identify the names and addresses of each and every individual, party, bank, trust or entity that has received such assignments, and the dates on which they occurred.</text:p>
          <text:p text:style-name="P86"/>
        </text:list-item>
        <text:list-item>
          <text:p text:style-name="P78">Since the inception of this account, has there been any assignment of the mortgage/deed of trust or note to any other party? If yes, identify the names and addresses of each and every individual, party, bank, trust or other entity that has received such assignments, and the dates on which they occurred.</text:p>
          <text:p text:style-name="P86"/>
        </text:list-item>
        <text:list-item>
          <text:p text:style-name="P78">Since the inception of this account, has there been any assignment of the servicing rights to any other party? If yes, identify the names and addresses of each and every individual, party, bank, trust or entity that has received such servicing rights, and the dates on which they occurred.</text:p>
          <text:p text:style-name="P86"/>
        </text:list-item>
        <text:list-item>
          <text:p text:style-name="P78">Since the inception of this account, have any previous servicer(s) or sub-servicer(s) serviced any portion of this mortgage account? If yes, please identify the names and addresses of each and every individual, party, bank, trust or other entity that has previously serviced or sub-serviced this mortgage account.</text:p>
          <text:p text:style-name="P86"/>
        </text:list-item>
        <text:list-item>
          <text:p text:style-name="P97">Has this mortgage account been made a part of any mortgage pool since the inception of this loan account until the present date? If yes, please identify each and every account mortgage pool that this mortgage has been part of from the inception of this loan account until the present date.</text:p>
          <text:p text:style-name="P97"/>
          <text:p text:style-name="P100"/>
        </text:list-item>
        <text:list-item>
          <text:p text:style-name="P78"><text:soft-page-break/>Has there been any electronic assignment of this mortgage with the <text:span text:style-name="T15">Mortgage Electronic Registration System</text:span> (“<text:span text:style-name="T17">MERS</text:span>”) or any other computer-based mortgage registry system, service or computer program? If yes, please identify the name and address of each and every individual, party, bank, trust, servicer, sub-servicer or any other entity or organization that may have been assigned mortgage servicing rights on this account, as well as the beneficial interest to the payments of principal and interest on this loan.</text:p>
          <text:p text:style-name="P86"/>
        </text:list-item>
        <text:list-item>
          <text:p text:style-name="P78">Have their been any investors (as defined by the mortgage banking industry) who have participated in any mortgage-backed security, collateral mortgage obligation or other mortgage security instrument, that this mortgage account has ever been part of, from its inception until the present date? If yes, please identify the name and address of each such investor.</text:p>
          <text:p text:style-name="P86"/>
        </text:list-item>
        <text:list-item>
          <text:p text:style-name="P97">Please identify the names and addresses of any and all individuals, parties, banks, trusts or other entities or organizations who are or were party to any sales contracts, servicing agreements, assignments, allonges, transfers, indemnification agreements, recourse agreements, and any other agreement related to this account from its inception until the present date.</text:p>
          <text:p text:style-name="P86"/>
        </text:list-item>
        <text:list-item>
          <text:p text:style-name="P97">What was the total amount paid for this individual mortgage account?</text:p>
          <text:p text:style-name="P86"/>
        </text:list-item>
        <text:list-item>
          <text:p text:style-name="P78">If part of a mortgage pool, please state the principal balance you used to calculate the payment(s) of this individual mortgage loan.</text:p>
          <text:p text:style-name="P86"/>
        </text:list-item>
        <text:list-item>
          <text:p text:style-name="P78">If part of a mortgage pool, what was the percentage paid of the principal balance above was used to calculate the purchase price of this individual mortgage loan?</text:p>
          <text:p text:style-name="P86"/>
        </text:list-item>
        <text:list-item>
          <text:p text:style-name="P97">To whom did you issue a check or payment for this individual mortgage loan?</text:p>
          <text:p text:style-name="P86"/>
        </text:list-item>
        <text:list-item>
          <text:p text:style-name="P78">Please provide copies, both front and back, of the canceled check(s).</text:p>
        </text:list-item>
      </text:list>
      <text:p text:style-name="P80"/>
      <text:list xml:id="list32273731" text:continue-numbering="true" text:style-name="L13">
        <text:list-item>
          <text:p text:style-name="P78">Did any investor approve of the foreclosure of the subject property?</text:p>
          <text:p text:style-name="P86"/>
        </text:list-item>
        <text:list-item>
          <text:p text:style-name="P97">Has the <text:span text:style-name="T15">United States Department of </text:span><text:span text:style-name="T24">Housing and Urban Development</text:span> (“<text:span text:style-name="T17">HUD</text:span>”) assigned or transferred foreclosure rights to you as required by <text:span text:style-name="T15">12 U.S.C. </text:span><text:span text:style-name="T19">§</text:span><text:span text:style-name="T15"> 3754</text:span>?</text:p>
          <text:p text:style-name="P86"/>
        </text:list-item>
        <text:list-item>
          <text:p text:style-name="P78">Please identify all individuals who have approved the foreclosure on the subject property.</text:p>
        </text:list-item>
      </text:list>
      <text:p text:style-name="P17"/>
      <text:p text:style-name="P12">Please provide me with all the documents I have requested, and a detailed answer of each of the questions within the lawful timeframe. Upon receipt of the documents and answers, an audit and examination will be conducted which may lead to further requests for documents and answers to questions under a supplemental <text:span text:style-name="T17">RESPA</text:span> <text:span text:style-name="T13">Qualified Written Request</text:span> letter.</text:p>
      <text:p text:style-name="P17"/>
      <text:p text:style-name="P12">Copies of this <text:span text:style-name="T13">Qualified Written Request</text:span>, <text:span text:style-name="T13">Validation of Debt</text:span>, <text:span text:style-name="T17">TILA</text:span> and request for accounting and legal records, and <text:span text:style-name="T13">Dispute of Debt</text:span> letter will be sent to the <text:span text:style-name="T15">Federal Trade Commission</text:span> (“<text:span text:style-name="T17">FTC</text:span>”), the <text:span text:style-name="T17">Department of Housing and Urban Development</text:span><text:span text:style-name="T13"> </text:span>(“<text:span text:style-name="T17">HUD</text:span>”), The <text:span text:style-name="T15">Supervisor of Thrift Supervision</text:span>, and all relevant state and federal regulators, other consumer advocacy groups, my <text:span text:style-name="T15">Senator</text:span>(s), and my <text:span text:style-name="T15">Representative to Congress</text:span>.</text:p>
      <text:p text:style-name="P17"/>
      <text:p text:style-name="P12">It is my sincere hope that you answer this <text:span text:style-name="T17">RESPA</text:span> request in accordance with law, and the questions, documents and validation of debt, and that you correct any errors or omissions you may discover in the process.</text:p>
      <text:p text:style-name="P17"/>
      <text:p text:style-name="P12">Thank-you for your anticipated timely response.</text:p>
      <text:p text:style-name="P21">Joe Homeowner</text:p>
      <text:p text:style-name="P19"><text:soft-page-break/>Default Provisions under this QUALIFIED WRITTEN REQUEST</text:p>
      <text:p text:style-name="P18"/>
      <text:p text:style-name="P15"><text:span text:style-name="T30">Your Loan Servicer</text:span>, or any agents, transfers or assigns, by their omissions of, or agreement by silence (estoppel by acquiesence) of this RESPA REQUEST via certified rebuttal and all points contained within <text:s/>this RESPA REQUEST, agrees and consents to, including and not limited by, and violations of law and/or immediate termination and/or removal of any and all right, title and interest (liens) on the subject property or collateral associated with the mortgage holder(s) of record or account # ____________, and waives any and all immunities or defenses in claims and/or violations agreed to in this <text:span text:style-name="T18">RESPA</text:span> REQUEST, including but not limited by:</text:p>
      <text:p text:style-name="P18"/>
      <text:list xml:id="list31331782" text:style-name="L14">
        <text:list-item>
          <text:p text:style-name="P107"><text:span text:style-name="T30">Your Name</text:span>'s right, by breach of fiduciary responsibility, fraud and misrepresentation, revoation and rescission of any and all Power of Attorney or Appointment that <text:span text:style-name="T30">Your Loan Servicer</text:span> may have had in connection with account # ____________.</text:p>
          <text:p text:style-name="P106"/>
        </text:list-item>
        <text:list-item>
          <text:p text:style-name="P108"><text:span text:style-name="T30">Your Name</text:span>'s right to have any certified or uncertified security re-registered in <text:span text:style-name="T30">Your County, Your State</text:span> and only in <text:span text:style-name="T30">Your Name</text:span>'s name.</text:p>
          <text:p text:style-name="P106"/>
        </text:list-item>
        <text:list-item>
          <text:p text:style-name="P107"><text:span text:style-name="T30">Your Name</text:span>'s right of collection via <text:span text:style-name="T30">Your Loan Servicer</text:span>'s liability insurance and/or surety bond.</text:p>
          <text:p text:style-name="P106"/>
        </text:list-item>
        <text:list-item>
          <text:p text:style-name="P107">Your Name's entitlement in filing and executing any instruments, as Power of Attorney for and by ____<text:span text:style-name="T31">????</text:span><text:span text:style-name="T32">_</text:span>___ including but not limited to a new certified security or any security agreement perfected by filing a UCC Financial Statement with the Secretary of State in the State wherein <text:span text:style-name="T30">Your Loan Servicer</text:span> is located.</text:p>
          <text:p text:style-name="P106"/>
        </text:list-item>
        <text:list-item>
          <text:p text:style-name="P107">Your Name's right to damages because of <text:span text:style-name="T30">Your Loan Servicer</text:span>'s wrongful registration, breach of intermediary responsibility with regard to <text:span text:style-name="T30">Your Name</text:span>'s asset by <text:span text:style-name="T30">Your Loan Servicer</text:span> issuing to ____<text:span text:style-name="T31">????</text:span>____ a certified check for the original value of ____________ monetary instrument.</text:p>
          <text:p text:style-name="P106"/>
        </text:list-item>
        <text:list-item>
          <text:p text:style-name="P109"><text:span text:style-name="T30">Your Name</text:span>'s right to have account # ____________ completely set-off because <text:span text:style-name="T30">Your Loan Servicer</text:span>'s wrongful registration, breach of intermediary responsibility with regard to ____<text:span text:style-name="T31">????</text:span>____'s monetary instrument/asset by ____<text:span text:style-name="T31">????</text:span>____ sending confirmation of set-off of wrongful liability of ____????____ and issuing certified check for the difference between the original value of ____????____'s monetary instrument/asset and what ____????____ mistakenly sent to <text:span text:style-name="T30">Your Loan Servicer</text:span> as a payment for such wrongful liability.</text:p>
          <text:p text:style-name="P106"/>
        </text:list-item>
        <text:list-item>
          <text:p text:style-name="P107"><text:span text:style-name="T30">Your Loan Servicer</text:span> or any agents, transfers or assigns offering a rebuttal of this <text:span text:style-name="T18">RESPA</text:span><text:span text:style-name="T14"> REQUEST</text:span> mus do so in the manner of this <text:span text:style-name="T18">RESPA</text:span><text:span text:style-name="T14"> REQUEST</text:span> in accordance and compliance with current laws and/or statutes by signing in the capacity of a fully-liable living natural person being responsible under the pains and penalties of perjury while offering direct testimony with the official capacity as appointed agent for ____<text:span text:style-name="T31">????</text:span>____ in accordance with <text:span text:style-name="T30">Your Loan Servier</text:span>'s Articles of Incorporation, by-laws duly signed by a current and duly sworn Director(s) of such Corporation, Holding Corporation and/or National Association. Any direct rebuttal with certified true and complete accompanying evidence, must be posted to the Notary address herein within sixty (60) days. When no such verified rebuttal of this <text:span text:style-name="T18">RESPA</text:span> <text:span text:style-name="T14">REQUEST</text:span> is made in a timely manner, a “Certificate of Non-Response” serves as <text:span text:style-name="T30">Your Loan Servicer</text:span>'s judgment and consent/agreement by means of silence (estoppel by acquiescence) with any and all claims and/or violations herein stated by default provisions or any other applicable law or statute.</text:p>
          <text:p text:style-name="P106"/>
        </text:list-item>
        <text:list-item>
          <text:p text:style-name="P107"><text:soft-page-break/>Power of Attorney: When <text:span text:style-name="T30">Your Loan Servicer</text:span> fails by not rebutting any part of this <text:span text:style-name="T18">RESPA</text:span><text:span text:style-name="T14"> REQUEST</text:span>, <text:span text:style-name="T30">Your Loan Servicer</text:span> agrees with the granting unto ____<text:span text:style-name="T31">????</text:span>____ unlimited Power- of-Attorney and any and all full authorization in signing and endorsing <text:span text:style-name="T30">Your Loan Servicer</text:span>'s name upon any instruments in satisfaction of the obligations of this <text:span text:style-name="T18">RESPA</text:span><text:span text:style-name="T14"> REQUEST/Agreement</text:span> or any agreement arising from this agreement. Preemption of or to any Bankruptcy proceeding shall not discharge any obligations of this agreement. Consent and agreement with Power-of-Attorney by <text:span text:style-name="T30">Your Loan Servicer</text:span> waives any and all claims of ____<text:span text:style-name="T31">????</text:span>____ or defenses and remains in effect until the satisfaction of all obligations by <text:span text:style-name="T30">Your Loan Servicer</text:span> have been satisfied.</text:p>
        </text:list-item>
      </text:list>
      <text:p text:style-name="P105"/>
      <text:p text:style-name="P110">Sincerely,</text:p>
      <text:p text:style-name="P111"><text:span text:style-name="T30">Joe Homeowner</text:span></text:p>
      <text:p text:style-name="P112">Joe Homeowner</text:p>
      <text:p text:style-name="P12"/>
      <text:p text:style-name="P12"/>
      <text:p text:style-name="P89"/>
      <text:p text:style-name="P89"/>
      <text:p text:style-name="P89"/>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 user</meta:initial-creator>
    <meta:creation-date>2011-02-20T11:23:27.09</meta:creation-date>
    <dc:date>2011-02-21T12:15:51.53</dc:date>
    <dc:creator>user user</dc:creator>
    <meta:editing-duration>PT12H00M28S</meta:editing-duration>
    <meta:editing-cycles>11</meta:editing-cycles>
    <meta:generator>OpenOffice.org/3.2$Win32 OpenOffice.org_project/320m18$Build-9502</meta:generator>
    <meta:document-statistic meta:table-count="0" meta:image-count="0" meta:object-count="0" meta:page-count="15" meta:paragraph-count="233" meta:word-count="6525" meta:character-count="40561"/>
  </office:meta>
</office:document-meta>
</file>